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graphic" style:name="a412">
      <style:graphic-properties draw:fill="solid" draw:fill-color="#ffffff" draw:opacity="100%" draw:stroke="solid" svg:stroke-width="0.02778in" svg:stroke-color="#c0504d" draw:marker-end="a411" svg:stroke-opacity="100%"/>
    </style:style>
    <style:style style:family="graphic" style:name="a414">
      <style:graphic-properties draw:fill="solid" draw:fill-color="#ffffff" draw:opacity="100%" draw:stroke="solid" svg:stroke-width="0.02778in" svg:stroke-color="#c0504d" draw:marker-end="a413" svg:stroke-opacity="100%"/>
    </style:style>
    <style:style style:family="graphic" style:name="a415">
      <style:graphic-properties draw:fill="solid" draw:fill-color="#ffffff" draw:opacity="100%" draw:stroke="solid" svg:stroke-width="0.02778in" svg:stroke-color="#c0504d" svg:stroke-opacity="100%"/>
    </style:style>
    <style:style style:family="graphic" style:name="a416">
      <style:graphic-properties draw:fill="solid" draw:fill-color="#ffffff" draw:opacity="100%" draw:stroke="solid" svg:stroke-width="0.02778in" svg:stroke-color="#c0504d"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ffffff" draw:opacity="100%" draw:stroke="solid" svg:stroke-width="0.02778in" svg:stroke-color="#f79646" draw:marker-start="a458" draw:marker-end="a459" svg:stroke-opacity="100%"/>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4">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441">
      <style:graphic-properties draw:fill="solid" draw:fill-color="#ffffff" draw:opacity="100%" draw:stroke="solid" svg:stroke-width="0.02778in" svg:stroke-color="#f79646" svg:stroke-opacity="100%"/>
    </style:style>
    <style:style style:family="graphic" style:name="a442">
      <style:graphic-properties draw:fill="solid" draw:fill-color="#ffffff" draw:opacity="100%" draw:stroke="solid" svg:stroke-width="0.02778in" svg:stroke-color="#f79646" svg:stroke-opacity="100%"/>
    </style:style>
    <style:style style:family="graphic" style:name="a444">
      <style:graphic-properties draw:fill="solid" draw:fill-color="#ffffff" draw:opacity="100%" draw:stroke="solid" svg:stroke-width="0.02778in" svg:stroke-color="#f79646" draw:marker-end="a443"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draw:fill="none" draw:stroke="solid" svg:stroke-width="0.02778in" svg:stroke-color="#c0504d" draw:marker-end="a470" svg:stroke-opacity="100%" draw:shadow="visible" draw:shadow-offset-x="0in" draw:shadow-offset-y="0.02187in" draw:shadow-color="#000000" draw:shadow-opacity="38%"/>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graphic" style:name="a39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c0504d" svg:stroke-opacity="100%"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draw:marker-end="a451" svg:stroke-opacity="100%" draw:auto-grow-width="false" draw:auto-grow-height="false"/>
      <style:paragraph-properties style:font-independent-line-spacing="true" style:writing-mode="lr-tb"/>
    </style:style>
    <style:style style:family="graphic" style:name="a454">
      <style:graphic-properties draw:fill="none" draw:stroke="dash" draw:stroke-dash="a453" svg:stroke-width="0.01042in" svg:stroke-color="#4a7ebb" svg:stroke-opacity="100%"/>
    </style:style>
    <style:style style:family="graphic" style:name="a457">
      <style:graphic-properties draw:fill="solid" draw:fill-color="#ffffff" draw:opacity="100%" draw:stroke="solid" svg:stroke-width="0.02778in" svg:stroke-color="#c0504d" draw:marker-start="a455" draw:marker-end="a456" svg:stroke-opacity="100%"/>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380" draw:master-page-name="Master1-Layout1-title-Title-Slide" presentation:presentation-page-layout-name="Master1-PPL1">
        <draw:custom-shape svg:x="0.49998in" svg:y="1.10595in" svg:width="1.88997in" svg:height="1.02374in" draw:id="id63" draw:style-name="a386" draw:name="Oval 3">
          <svg:desc/>
          <text:p text:style-name="a382" text:class-names="" text:cond-style-name=""><text:span text:style-name="a381" text:class-names="">PC</text:span></text:p>
          <text:p text:style-name="a385" text:class-names="" text:cond-style-name=""><text:span text:style-name="a383" text:class-names="">Python Script</text:span><text:span text:style-name="a384"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0.54502in" svg:y="2.44468in" svg:width="1.81122in" svg:height="0.86624in" draw:id="id64" draw:style-name="a393" draw:name="Rectangle 4">
          <svg:desc/>
          <text:p text:style-name="a389" text:class-names="" text:cond-style-name=""><text:span text:style-name="a387" text:class-names="">Arduino</text:span><text:span text:style-name="a388" text:class-names=""/></text:p>
          <text:p text:style-name="a392" text:class-names="" text:cond-style-name=""><text:span text:style-name="a390" text:class-names="">Remote Unit</text:span><text:span text:style-name="a391" text:class-names=""/></text:p>
          <draw:enhanced-geometry xmlns:dr3d="urn:oasis:names:tc:opendocument:xmlns:dr3d:1.0" draw:type="non-primitive" svg:viewBox="0 0 21600 21600" draw:enhanced-path="M 0 0 L 21600 0 21600 21600 0 21600 Z N"/>
        </draw:custom-shape>
        <draw:custom-shape svg:x="0.41573in" svg:y="3.62591in" svg:width="2.07865in" svg:height="0.86624in" draw:id="id65" draw:style-name="a401" draw:name="Rectangle 5">
          <svg:desc/>
          <text:p text:style-name="a395" text:class-names="" text:cond-style-name=""><text:span text:style-name="a394" text:class-names="">RF12 Radio</text:span></text:p>
          <text:p text:style-name="a397" text:class-names="" text:cond-style-name=""><text:span text:style-name="a396" text:class-names="">Sends commands</text:span></text:p>
          <text:p text:style-name="a400" text:class-names="" text:cond-style-name=""><text:span text:style-name="a398" text:class-names="">Receive power data</text:span><text:span text:style-name="a399" text:class-names=""/></text:p>
          <draw:enhanced-geometry xmlns:dr3d="urn:oasis:names:tc:opendocument:xmlns:dr3d:1.0" draw:type="non-primitive" svg:viewBox="0 0 21600 21600" draw:enhanced-path="M 0 0 L 21600 0 21600 21600 0 21600 Z N"/>
        </draw:custom-shape>
        <draw:custom-shape svg:x="2.74999in" svg:y="0.9932in" svg:width="1.73248in" svg:height="0.47249in" draw:id="id66" draw:style-name="a405" draw:name="Rectangle 6">
          <svg:desc/>
          <text:p text:style-name="a404" text:class-names="" text:cond-style-name=""><text:span text:style-name="a402" text:class-names="">Log CSV Power Data to file</text:span><text:span text:style-name="a403" text:class-names=""/></text:p>
          <draw:enhanced-geometry xmlns:dr3d="urn:oasis:names:tc:opendocument:xmlns:dr3d:1.0" draw:type="non-primitive" svg:viewBox="0 0 21600 21600" draw:enhanced-path="M 0 0 L 21600 0 21600 21600 0 21600 Z N"/>
        </draw:custom-shape>
        <draw:custom-shape svg:x="2.74999in" svg:y="1.81469in" svg:width="1.73248in" svg:height="0.47249in" draw:id="id67" draw:style-name="a410" draw:name="Rectangle 7">
          <svg:desc/>
          <text:p text:style-name="a409" text:class-names="" text:cond-style-name=""><text:span text:style-name="a406" text:class-names="">Log to<text:s text:c="1"/></text:span><text:span text:style-name="a407" text:class-names="">Pachube</text:span><text:span text:style-name="a408" text:class-names=""/></text:p>
          <draw:enhanced-geometry xmlns:dr3d="urn:oasis:names:tc:opendocument:xmlns:dr3d:1.0" draw:type="non-primitive" svg:viewBox="0 0 21600 21600" draw:enhanced-path="M 0 0 L 21600 0 21600 21600 0 21600 Z N"/>
        </draw:custom-shape>
        <draw:connector draw:type="standard" svg:x1="2.38995in" svg:y1="1.61782in" draw:start-shape="id63" draw:start-glue-point="1" svg:x2="2.74999in" svg:y2="1.22944in" draw:end-shape="id66" draw:end-glue-point="3" draw:id="id68" draw:style-name="a412" draw:name="Elbow Connector 9">
          <svg:desc/>
        </draw:connector>
        <draw:connector draw:type="standard" svg:x1="2.38995in" svg:y1="1.61782in" draw:start-shape="id63" draw:start-glue-point="1" svg:x2="2.74999in" svg:y2="2.05094in" draw:end-shape="id67" draw:end-glue-point="3" draw:id="id69" draw:style-name="a414" draw:name="Elbow Connector 11">
          <svg:desc/>
        </draw:connector>
        <draw:connector draw:type="line" svg:x1="1.61034in" svg:y1="3.4662in" draw:start-shape="id64" draw:start-glue-point="2" svg:x2="1.29535in" svg:y2="3.47063in" draw:end-shape="id65" draw:end-glue-point="0" draw:id="id70" draw:style-name="a415" draw:transform="translate(-1.45284in -3.46842in) rotate(-1.5708) translate(1.45284in 3.46842in)" draw:name="Straight Connector 15">
          <svg:desc/>
        </draw:connector>
        <draw:connector draw:type="line" svg:x1="1.6053in" svg:y1="2.28435in" draw:start-shape="id63" draw:start-glue-point="2" svg:x2="1.2903in" svg:y2="2.29002in" draw:end-shape="id64" draw:end-glue-point="0" draw:id="id71" draw:style-name="a416" draw:transform="translate(-1.4478in -2.28718in) rotate(-1.5708) translate(1.4478in 2.28718in)" draw:name="Straight Connector 18">
          <svg:desc/>
        </draw:connector>
        <draw:custom-shape svg:x="6.98135in" svg:y="2.45405in" svg:width="1.81122in" svg:height="0.86624in" draw:id="id72" draw:style-name="a423" draw:name="Rectangle 19">
          <svg:desc/>
          <text:p text:style-name="a419" text:class-names="" text:cond-style-name=""><text:span text:style-name="a417" text:class-names="">Arduino</text:span><text:span text:style-name="a418" text:class-names=""/></text:p>
          <text:p text:style-name="a422" text:class-names="" text:cond-style-name=""><text:span text:style-name="a420" text:class-names="">Sensor Unit</text:span><text:span text:style-name="a421" text:class-names=""/></text:p>
          <draw:enhanced-geometry xmlns:dr3d="urn:oasis:names:tc:opendocument:xmlns:dr3d:1.0" draw:type="non-primitive" svg:viewBox="0 0 21600 21600" draw:enhanced-path="M 0 0 L 21600 0 21600 21600 0 21600 Z N"/>
        </draw:custom-shape>
        <draw:custom-shape svg:x="5.56564in" svg:y="3.65775in" svg:width="1.81122in" svg:height="0.86624in" draw:id="id73" draw:style-name="a431" draw:name="Rectangle 20">
          <svg:desc/>
          <text:p text:style-name="a425" text:class-names="" text:cond-style-name=""><text:span text:style-name="a424" text:class-names="">RF12 Radio</text:span></text:p>
          <text:p text:style-name="a427" text:class-names="" text:cond-style-name=""><text:span text:style-name="a426" text:class-names="">Send power info</text:span></text:p>
          <text:p text:style-name="a430" text:class-names="" text:cond-style-name=""><text:span text:style-name="a428" text:class-names="">Receive Commands</text:span><text:span text:style-name="a429" text:class-names=""/></text:p>
          <draw:enhanced-geometry xmlns:dr3d="urn:oasis:names:tc:opendocument:xmlns:dr3d:1.0" draw:type="non-primitive" svg:viewBox="0 0 21600 21600" draw:enhanced-path="M 0 0 L 21600 0 21600 21600 0 21600 Z N"/>
        </draw:custom-shape>
        <draw:custom-shape svg:x="7.60674in" svg:y="3.65588in" svg:width="2.03791in" svg:height="0.86624in" draw:id="id74" draw:style-name="a440" draw:name="Rectangle 22">
          <svg:desc/>
          <text:p text:style-name="a434" text:class-names="" text:cond-style-name=""><text:span text:style-name="a432" text:class-names="">OpenLog</text:span><text:span text:style-name="a433" text:class-names=""/></text:p>
          <text:p text:style-name="a436" text:class-names="" text:cond-style-name=""><text:span text:style-name="a435" text:class-names="">Logs power info</text:span></text:p>
          <text:p text:style-name="a439" text:class-names="" text:cond-style-name=""><text:span text:style-name="a437" text:class-names="">Can be remote controlled</text:span><text:span text:style-name="a438" text:class-names=""/></text:p>
          <draw:enhanced-geometry xmlns:dr3d="urn:oasis:names:tc:opendocument:xmlns:dr3d:1.0" draw:type="non-primitive" svg:viewBox="0 0 21600 21600" draw:enhanced-path="M 0 0 L 21600 0 21600 21600 0 21600 Z N"/>
        </draw:custom-shape>
        <draw:connector draw:type="standard" svg:x1="7.01037in" svg:y1="2.78116in" draw:start-shape="id72" draw:start-glue-point="2" svg:x2="7.34784in" svg:y2="4.19688in" draw:end-shape="id73" draw:end-glue-point="0" draw:id="id75" draw:style-name="a441" draw:transform="translate(-7.17911in -3.48902in) rotate(-1.5708) translate(7.17911in 3.48902in)" draw:name="Elbow Connector 25">
          <svg:desc/>
        </draw:connector>
        <draw:connector draw:type="standard" svg:x1="8.42413in" svg:y1="3.11872in" draw:start-shape="id72" draw:start-glue-point="2" svg:x2="8.08853in" svg:y2="3.85745in" draw:end-shape="id74" draw:end-glue-point="0" draw:id="id76" draw:style-name="a442" draw:transform="translate(-8.25633in -3.48808in) rotate(-1.5708) translate(8.25633in 3.48808in)" draw:name="Elbow Connector 27">
          <svg:desc/>
        </draw:connector>
        <draw:connector draw:type="line" svg:x1="6.61798in" svg:y1="1.67416in" svg:x2="8.66292in" svg:y2="1.04494in" draw:id="id77" draw:style-name="a444" draw:name="Straight Arrow Connector 29">
          <svg:desc/>
        </draw:connector>
        <draw:custom-shape svg:x="7.47191in" svg:y="1.10112in" svg:width="0.74157in" svg:height="0.48315in" draw:id="id78" draw:style-name="a448" draw:name="Oval 30">
          <svg:desc/>
          <text:p text:style-name="a447" text:class-names="" text:cond-style-name=""><text:span text:style-name="a445" text:class-names="">CT</text:span><text:span text:style-name="a446" text:class-names=""/></text:p>
          <draw:enhanced-geometry xmlns:dr3d="urn:oasis:names:tc:opendocument:xmlns:dr3d:1.0"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 draw:glue-points="?f23 ?f25 ?f23 ?f26 ?f24 ?f26 ?f24 ?f25" draw:glue-point-leaving-directions="-360.0001, -180, -180, -360.000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svg:x="7.57243in" svg:y="1.5618in" svg:width="0.30398in" svg:height="0.89888in" draw:id="id79" draw:style-name="a452" draw:name="Freeform 31">
          <svg:desc/>
          <text:p text:style-name="a450" text:class-names="" text:cond-style-name=""><text:span text:style-name="a449" text:class-names=""/></text:p>
          <draw:enhanced-geometry xmlns:dr3d="urn:oasis:names:tc:opendocument:xmlns:dr3d:1.0" draw:type="non-primitive" svg:viewBox="0 0 277959 770562" draw:enhanced-path="M 247136 0 C 214078 22040 214326 23716 175217 41097 158364 48587 140037 52814 123846 61645 102165 73471 82749 89043 62201 102742 51927 109591 43093 119385 31379 123290 L 556 133564 C 3981 157537 0 183823 10830 205483 15673 215170 31081 213409 41653 215758 61989 220277 82750 222607 103298 226032 186124 267445 112650 225294 164943 267128 174585 274842 186123 279963 195765 287677 216682 304410 221602 316157 236862 339047 233437 349321 232883 361057 226588 369870 215328 385635 185491 410967 185491 410967 182066 421241 175217 430959 175217 441789 175217 493756 211154 508549 247136 544531 L 277959 575353 C 274534 606175 272400 637169 267684 667820 265537 681776 258815 694866 257410 708917 255365 729363 257410 750014 257410 770562 N" draw:text-areas="?f82 ?f84 ?f83 ?f85" draw:glue-points="?f45 ?f46 ?f47 ?f48 ?f49 ?f50 ?f51 ?f52 ?f53 ?f54 ?f55 ?f56 ?f57 ?f58 ?f59 ?f60 ?f61 ?f62 ?f63 ?f64 ?f65 ?f66 ?f67 ?f68 ?f69 ?f70 ?f71 ?f72 ?f47 ?f73 ?f45 ?f74 ?f75 ?f76 ?f77 ?f78 ?f79 ?f80 ?f79 ?f81"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7959"/>
            <draw:equation draw:name="f7" draw:formula="?f4 / 770562"/>
            <draw:equation draw:name="f8" draw:formula="247136 * ?f5 / 277959"/>
            <draw:equation draw:name="f9" draw:formula="0 * ?f4 / 770562"/>
            <draw:equation draw:name="f10" draw:formula="175217 * ?f5 / 277959"/>
            <draw:equation draw:name="f11" draw:formula="41097 * ?f4 / 770562"/>
            <draw:equation draw:name="f12" draw:formula="123846 * ?f5 / 277959"/>
            <draw:equation draw:name="f13" draw:formula="61645 * ?f4 / 770562"/>
            <draw:equation draw:name="f14" draw:formula="62201 * ?f5 / 277959"/>
            <draw:equation draw:name="f15" draw:formula="102742 * ?f4 / 770562"/>
            <draw:equation draw:name="f16" draw:formula="31379 * ?f5 / 277959"/>
            <draw:equation draw:name="f17" draw:formula="123290 * ?f4 / 770562"/>
            <draw:equation draw:name="f18" draw:formula="556 * ?f5 / 277959"/>
            <draw:equation draw:name="f19" draw:formula="133564 * ?f4 / 770562"/>
            <draw:equation draw:name="f20" draw:formula="10830 * ?f5 / 277959"/>
            <draw:equation draw:name="f21" draw:formula="205483 * ?f4 / 770562"/>
            <draw:equation draw:name="f22" draw:formula="41653 * ?f5 / 277959"/>
            <draw:equation draw:name="f23" draw:formula="215758 * ?f4 / 770562"/>
            <draw:equation draw:name="f24" draw:formula="103298 * ?f5 / 277959"/>
            <draw:equation draw:name="f25" draw:formula="226032 * ?f4 / 770562"/>
            <draw:equation draw:name="f26" draw:formula="164943 * ?f5 / 277959"/>
            <draw:equation draw:name="f27" draw:formula="267128 * ?f4 / 770562"/>
            <draw:equation draw:name="f28" draw:formula="195765 * ?f5 / 277959"/>
            <draw:equation draw:name="f29" draw:formula="287677 * ?f4 / 770562"/>
            <draw:equation draw:name="f30" draw:formula="236862 * ?f5 / 277959"/>
            <draw:equation draw:name="f31" draw:formula="339047 * ?f4 / 770562"/>
            <draw:equation draw:name="f32" draw:formula="226588 * ?f5 / 277959"/>
            <draw:equation draw:name="f33" draw:formula="369870 * ?f4 / 770562"/>
            <draw:equation draw:name="f34" draw:formula="185491 * ?f5 / 277959"/>
            <draw:equation draw:name="f35" draw:formula="410967 * ?f4 / 770562"/>
            <draw:equation draw:name="f36" draw:formula="441789 * ?f4 / 770562"/>
            <draw:equation draw:name="f37" draw:formula="544531 * ?f4 / 770562"/>
            <draw:equation draw:name="f38" draw:formula="277959 * ?f5 / 277959"/>
            <draw:equation draw:name="f39" draw:formula="575353 * ?f4 / 770562"/>
            <draw:equation draw:name="f40" draw:formula="267684 * ?f5 / 277959"/>
            <draw:equation draw:name="f41" draw:formula="667820 * ?f4 / 770562"/>
            <draw:equation draw:name="f42" draw:formula="257410 * ?f5 / 277959"/>
            <draw:equation draw:name="f43" draw:formula="708917 * ?f4 / 770562"/>
            <draw:equation draw:name="f44" draw:formula="770562 * ?f4 / 770562"/>
            <draw:equation draw:name="f45" draw:formula="?f8 / ?f6"/>
            <draw:equation draw:name="f46" draw:formula="?f9 / ?f7"/>
            <draw:equation draw:name="f47" draw:formula="?f10 / ?f6"/>
            <draw:equation draw:name="f48" draw:formula="?f11 / ?f7"/>
            <draw:equation draw:name="f49" draw:formula="?f12 / ?f6"/>
            <draw:equation draw:name="f50" draw:formula="?f13 / ?f7"/>
            <draw:equation draw:name="f51" draw:formula="?f14 / ?f6"/>
            <draw:equation draw:name="f52" draw:formula="?f15 / ?f7"/>
            <draw:equation draw:name="f53" draw:formula="?f16 / ?f6"/>
            <draw:equation draw:name="f54" draw:formula="?f17 / ?f7"/>
            <draw:equation draw:name="f55" draw:formula="?f18 / ?f6"/>
            <draw:equation draw:name="f56" draw:formula="?f19 / ?f7"/>
            <draw:equation draw:name="f57" draw:formula="?f20 / ?f6"/>
            <draw:equation draw:name="f58" draw:formula="?f21 / ?f7"/>
            <draw:equation draw:name="f59" draw:formula="?f22 / ?f6"/>
            <draw:equation draw:name="f60" draw:formula="?f23 / ?f7"/>
            <draw:equation draw:name="f61" draw:formula="?f24 / ?f6"/>
            <draw:equation draw:name="f62" draw:formula="?f25 / ?f7"/>
            <draw:equation draw:name="f63" draw:formula="?f26 / ?f6"/>
            <draw:equation draw:name="f64" draw:formula="?f27 / ?f7"/>
            <draw:equation draw:name="f65" draw:formula="?f28 / ?f6"/>
            <draw:equation draw:name="f66" draw:formula="?f29 / ?f7"/>
            <draw:equation draw:name="f67" draw:formula="?f30 / ?f6"/>
            <draw:equation draw:name="f68" draw:formula="?f31 / ?f7"/>
            <draw:equation draw:name="f69" draw:formula="?f32 / ?f6"/>
            <draw:equation draw:name="f70" draw:formula="?f33 / ?f7"/>
            <draw:equation draw:name="f71" draw:formula="?f34 / ?f6"/>
            <draw:equation draw:name="f72" draw:formula="?f35 / ?f7"/>
            <draw:equation draw:name="f73" draw:formula="?f36 / ?f7"/>
            <draw:equation draw:name="f74" draw:formula="?f37 / ?f7"/>
            <draw:equation draw:name="f75" draw:formula="?f38 / ?f6"/>
            <draw:equation draw:name="f76" draw:formula="?f39 / ?f7"/>
            <draw:equation draw:name="f77" draw:formula="?f40 / ?f6"/>
            <draw:equation draw:name="f78" draw:formula="?f41 / ?f7"/>
            <draw:equation draw:name="f79" draw:formula="?f42 / ?f6"/>
            <draw:equation draw:name="f80" draw:formula="?f43 / ?f7"/>
            <draw:equation draw:name="f81" draw:formula="?f44 / ?f7"/>
            <draw:equation draw:name="f82" draw:formula="?f0 / ?f6"/>
            <draw:equation draw:name="f83" draw:formula="?f1 / ?f6"/>
            <draw:equation draw:name="f84" draw:formula="?f2 / ?f7"/>
            <draw:equation draw:name="f85" draw:formula="?f3 / ?f7"/>
          </draw:enhanced-geometry>
        </draw:custom-shape>
        <draw:connector draw:type="line" svg:x1="7.33708in" svg:y1="2.61798in" svg:x2="2.94382in" svg:y2="2.67416in" draw:id="id80" draw:style-name="a454" draw:transform="translate(-5.14045in -2.64607in) rotate(-1.5708) translate(5.14045in 2.64607in)" draw:name="Straight Connector 33">
          <svg:desc/>
        </draw:connector>
        <draw:connector draw:type="line" svg:x1="2.49438in" svg:y1="4.05903in" draw:start-shape="id65" draw:start-glue-point="1" svg:x2="3.35333in" svg:y2="4.16292in" draw:end-shape="id81" draw:end-glue-point="6" draw:id="id82" draw:style-name="a457" draw:name="Straight Arrow Connector 39">
          <svg:desc/>
        </draw:connector>
        <draw:connector draw:type="line" svg:x1="4.96494in" svg:y1="4.16292in" draw:start-shape="id73" draw:start-glue-point="3" svg:x2="5.56564in" svg:y2="4.09087in" draw:end-shape="id81" draw:end-glue-point="4" draw:id="id83" draw:style-name="a460" draw:transform="translate(-5.26529in -4.1269in) rotate(-3.14159) translate(5.26529in 4.1269in)" draw:name="Straight Arrow Connector 41">
          <svg:desc/>
        </draw:connector>
        <draw:custom-shape svg:x="3.34831in" svg:y="3.64045in" svg:width="1.61798in" svg:height="1.04494in" draw:id="id81" draw:style-name="a464" draw:name="Cloud 42">
          <svg:desc/>
          <text:p text:style-name="a463" text:class-names="" text:cond-style-name=""><text:span text:style-name="a461" text:class-names="">RF Link</text:span><text:span text:style-name="a462" text:class-names=""/></text:p>
          <draw:enhanced-geometry xmlns:dr3d="urn:oasis:names:tc:opendocument:xmlns:dr3d:1.0" draw:type="non-primitive" svg:viewBox="0 0 43200 43200" draw:enhanced-path="M 3900 14370 A ?f72 ?f73 ?f74 ?f75 3900 14370 ?f69 ?f71  W ?f76 ?f77 ?f78 ?f79 3900 14370 ?f69 ?f71 A ?f119 ?f120 ?f121 ?f122 ?f69 ?f71 ?f116 ?f118  W ?f123 ?f124 ?f125 ?f126 ?f69 ?f71 ?f116 ?f118 A ?f166 ?f167 ?f168 ?f169 ?f116 ?f118 ?f163 ?f165  W ?f170 ?f171 ?f172 ?f173 ?f116 ?f118 ?f163 ?f165 A ?f213 ?f214 ?f215 ?f216 ?f163 ?f165 ?f210 ?f212  W ?f217 ?f218 ?f219 ?f220 ?f163 ?f165 ?f210 ?f212 A ?f260 ?f261 ?f262 ?f263 ?f210 ?f212 ?f257 ?f259  W ?f264 ?f265 ?f266 ?f267 ?f210 ?f212 ?f257 ?f259 A ?f307 ?f308 ?f309 ?f310 ?f257 ?f259 ?f304 ?f306  W ?f311 ?f312 ?f313 ?f314 ?f257 ?f259 ?f304 ?f306 A ?f354 ?f355 ?f356 ?f357 ?f304 ?f306 ?f351 ?f353  W ?f358 ?f359 ?f360 ?f361 ?f304 ?f306 ?f351 ?f353 A ?f401 ?f402 ?f403 ?f404 ?f351 ?f353 ?f398 ?f400  W ?f405 ?f406 ?f407 ?f408 ?f351 ?f353 ?f398 ?f400 A ?f448 ?f449 ?f450 ?f451 ?f398 ?f400 ?f445 ?f447  W ?f452 ?f453 ?f454 ?f455 ?f398 ?f400 ?f445 ?f447 A ?f495 ?f496 ?f497 ?f498 ?f445 ?f447 ?f492 ?f494  W ?f499 ?f500 ?f501 ?f502 ?f445 ?f447 ?f492 ?f494 A ?f542 ?f543 ?f544 ?f545 ?f492 ?f494 ?f539 ?f541  W ?f546 ?f547 ?f548 ?f549 ?f492 ?f494 ?f539 ?f541 Z N F M 4693 26177 A ?f589 ?f590 ?f591 ?f592 4693 26177 ?f586 ?f588  W ?f593 ?f594 ?f595 ?f596 4693 26177 ?f586 ?f588 M 6928 34899 A ?f636 ?f637 ?f638 ?f639 6928 34899 ?f633 ?f635  W ?f640 ?f641 ?f642 ?f643 6928 34899 ?f633 ?f635 M 16478 39090 A ?f683 ?f684 ?f685 ?f686 16478 39090 ?f680 ?f682  W ?f687 ?f688 ?f689 ?f690 16478 39090 ?f680 ?f682 M 28827 34751 A ?f730 ?f731 ?f732 ?f733 28827 34751 ?f727 ?f729  W ?f734 ?f735 ?f736 ?f737 28827 34751 ?f727 ?f729 M 34129 22954 A ?f777 ?f778 ?f779 ?f780 34129 22954 ?f774 ?f776  W ?f781 ?f782 ?f783 ?f784 34129 22954 ?f774 ?f776 M 41798 15354 A ?f824 ?f825 ?f826 ?f827 41798 15354 ?f821 ?f823  W ?f828 ?f829 ?f830 ?f831 41798 15354 ?f821 ?f823 M 38324 5426 A ?f871 ?f872 ?f873 ?f874 38324 5426 ?f868 ?f870  W ?f875 ?f876 ?f877 ?f878 38324 5426 ?f868 ?f870 M 29078 3952 A ?f918 ?f919 ?f920 ?f921 29078 3952 ?f915 ?f917  W ?f922 ?f923 ?f924 ?f925 29078 3952 ?f915 ?f917 M 22141 4720 A ?f965 ?f966 ?f967 ?f968 22141 4720 ?f962 ?f964  W ?f969 ?f970 ?f971 ?f972 22141 4720 ?f962 ?f964 M 14000 5192 A ?f1012 ?f1013 ?f1014 ?f1015 14000 5192 ?f1009 ?f1011  W ?f1016 ?f1017 ?f1018 ?f1019 14000 5192 ?f1009 ?f1011 M 4127 15789 A ?f1059 ?f1060 ?f1061 ?f1062 4127 15789 ?f1056 ?f1058  W ?f1063 ?f1064 ?f1065 ?f1066 4127 15789 ?f1056 ?f1058 N" draw:text-areas="?f29 ?f31 ?f30 ?f32" draw:glue-points="?f23 ?f24 ?f25 ?f26 ?f27 ?f24 ?f25 ?f28" draw:glue-point-leaving-directions="-90, -180, -270.0001, -360.0001">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f9 / 43200"/>
            <draw:equation draw:name="f14" draw:formula="?f6 / 43200"/>
            <draw:equation draw:name="f15" draw:formula="?f9 * 2977 / 21600"/>
            <draw:equation draw:name="f16" draw:formula="?f6 * 3262 / 21600"/>
            <draw:equation draw:name="f17" draw:formula="?f9 * 17087 / 21600"/>
            <draw:equation draw:name="f18" draw:formula="?f6 * 17337 / 21600"/>
            <draw:equation draw:name="f19" draw:formula="?f9 * 67 / 21600"/>
            <draw:equation draw:name="f20" draw:formula="?f6 * 21577 / 21600"/>
            <draw:equation draw:name="f21" draw:formula="?f9 * 21582 / 21600"/>
            <draw:equation draw:name="f22" draw:formula="?f6 * 1235 / 21600"/>
            <draw:equation draw:name="f23" draw:formula="?f21 / ?f13"/>
            <draw:equation draw:name="f24" draw:formula="?f8 / ?f14"/>
            <draw:equation draw:name="f25" draw:formula="?f11 / ?f13"/>
            <draw:equation draw:name="f26" draw:formula="?f20 / ?f14"/>
            <draw:equation draw:name="f27" draw:formula="?f19 / ?f13"/>
            <draw:equation draw:name="f28" draw:formula="?f22 / ?f14"/>
            <draw:equation draw:name="f29" draw:formula="?f15 / ?f13"/>
            <draw:equation draw:name="f30" draw:formula="?f17 / ?f13"/>
            <draw:equation draw:name="f31" draw:formula="?f16 / ?f14"/>
            <draw:equation draw:name="f32" draw:formula="?f18 / ?f14"/>
            <draw:equation draw:name="f33" draw:formula="21550000 - 7426832"/>
            <draw:equation draw:name="f34" draw:formula="if(?f33, 7426832, 21550000)"/>
            <draw:equation draw:name="f35" draw:formula="-21550000 - ?f34"/>
            <draw:equation draw:name="f36" draw:formula="if(?f35, -21550000, ?f34)"/>
            <draw:equation draw:name="f37" draw:formula="-11429249 + ?f36"/>
            <draw:equation draw:name="f38" draw:formula="-11429249 + ?f1"/>
            <draw:equation draw:name="f39" draw:formula="?f38 * ?f12 / ?f0"/>
            <draw:equation draw:name="f40" draw:formula="0 - ?f39"/>
            <draw:equation draw:name="f41" draw:formula="cos(?f40)"/>
            <draw:equation draw:name="f42" draw:formula="0 - ?f41"/>
            <draw:equation draw:name="f43" draw:formula="?f42 * 6753"/>
            <draw:equation draw:name="f44" draw:formula="sin(?f40)"/>
            <draw:equation draw:name="f45" draw:formula="0 - ?f44"/>
            <draw:equation draw:name="f46" draw:formula="?f45 * 9190"/>
            <draw:equation draw:name="f47" draw:formula="sqrt(?f43 * ?f43 + ?f46 * ?f46 + 0 * 0)"/>
            <draw:equation draw:name="f48" draw:formula="6753 * 9190 / ?f47"/>
            <draw:equation draw:name="f49" draw:formula="?f45 * ?f48"/>
            <draw:equation draw:name="f50" draw:formula="3900 - ?f49"/>
            <draw:equation draw:name="f51" draw:formula="?f42 * ?f48"/>
            <draw:equation draw:name="f52" draw:formula="14370 - ?f51"/>
            <draw:equation draw:name="f53" draw:formula="?f50 - 6753"/>
            <draw:equation draw:name="f54" draw:formula="?f52 - 9190"/>
            <draw:equation draw:name="f55" draw:formula="?f50 + 6753"/>
            <draw:equation draw:name="f56" draw:formula="?f52 + 9190"/>
            <draw:equation draw:name="f57" draw:formula="?f37 + ?f1"/>
            <draw:equation draw:name="f58" draw:formula="?f57 * ?f12 / ?f0"/>
            <draw:equation draw:name="f59" draw:formula="0 - ?f58"/>
            <draw:equation draw:name="f60" draw:formula="cos(?f59)"/>
            <draw:equation draw:name="f61" draw:formula="0 - ?f60"/>
            <draw:equation draw:name="f62" draw:formula="?f61 * 6753"/>
            <draw:equation draw:name="f63" draw:formula="sin(?f59)"/>
            <draw:equation draw:name="f64" draw:formula="0 - ?f63"/>
            <draw:equation draw:name="f65" draw:formula="?f64 * 9190"/>
            <draw:equation draw:name="f66" draw:formula="sqrt(?f62 * ?f62 + ?f65 * ?f65 + 0 * 0)"/>
            <draw:equation draw:name="f67" draw:formula="6753 * 9190 / ?f66"/>
            <draw:equation draw:name="f68" draw:formula="?f64 * ?f67"/>
            <draw:equation draw:name="f69" draw:formula="?f50 + ?f68"/>
            <draw:equation draw:name="f70" draw:formula="?f61 * ?f67"/>
            <draw:equation draw:name="f71" draw:formula="?f52 + ?f70"/>
            <draw:equation draw:name="f72" draw:formula="if(?f36, 3900, ?f53)"/>
            <draw:equation draw:name="f73" draw:formula="if(?f36, 14370, ?f54)"/>
            <draw:equation draw:name="f74" draw:formula="if(?f36, 3900, ?f55)"/>
            <draw:equation draw:name="f75" draw:formula="if(?f36, 14370, ?f56)"/>
            <draw:equation draw:name="f76" draw:formula="if(?f36, ?f53, ?f69)"/>
            <draw:equation draw:name="f77" draw:formula="if(?f36, ?f54, ?f71)"/>
            <draw:equation draw:name="f78" draw:formula="if(?f36, ?f55, ?f69)"/>
            <draw:equation draw:name="f79" draw:formula="if(?f36, ?f56, ?f71)"/>
            <draw:equation draw:name="f80" draw:formula="21550000 - 5396714"/>
            <draw:equation draw:name="f81" draw:formula="if(?f80, 5396714, 21550000)"/>
            <draw:equation draw:name="f82" draw:formula="-21550000 - ?f81"/>
            <draw:equation draw:name="f83" draw:formula="if(?f82, -21550000, ?f81)"/>
            <draw:equation draw:name="f84" draw:formula="-8646143 + ?f83"/>
            <draw:equation draw:name="f85" draw:formula="-8646143 + ?f1"/>
            <draw:equation draw:name="f86" draw:formula="?f85 * ?f12 / ?f0"/>
            <draw:equation draw:name="f87" draw:formula="0 - ?f86"/>
            <draw:equation draw:name="f88" draw:formula="cos(?f87)"/>
            <draw:equation draw:name="f89" draw:formula="0 - ?f88"/>
            <draw:equation draw:name="f90" draw:formula="?f89 * 5333"/>
            <draw:equation draw:name="f91" draw:formula="sin(?f87)"/>
            <draw:equation draw:name="f92" draw:formula="0 - ?f91"/>
            <draw:equation draw:name="f93" draw:formula="?f92 * 7267"/>
            <draw:equation draw:name="f94" draw:formula="sqrt(?f90 * ?f90 + ?f93 * ?f93 + 0 * 0)"/>
            <draw:equation draw:name="f95" draw:formula="5333 * 7267 / ?f94"/>
            <draw:equation draw:name="f96" draw:formula="?f92 * ?f95"/>
            <draw:equation draw:name="f97" draw:formula="?f69 - ?f96"/>
            <draw:equation draw:name="f98" draw:formula="?f89 * ?f95"/>
            <draw:equation draw:name="f99" draw:formula="?f71 - ?f98"/>
            <draw:equation draw:name="f100" draw:formula="?f97 - 5333"/>
            <draw:equation draw:name="f101" draw:formula="?f99 - 7267"/>
            <draw:equation draw:name="f102" draw:formula="?f97 + 5333"/>
            <draw:equation draw:name="f103" draw:formula="?f99 + 7267"/>
            <draw:equation draw:name="f104" draw:formula="?f84 + ?f1"/>
            <draw:equation draw:name="f105" draw:formula="?f104 * ?f12 / ?f0"/>
            <draw:equation draw:name="f106" draw:formula="0 - ?f105"/>
            <draw:equation draw:name="f107" draw:formula="cos(?f106)"/>
            <draw:equation draw:name="f108" draw:formula="0 - ?f107"/>
            <draw:equation draw:name="f109" draw:formula="?f108 * 5333"/>
            <draw:equation draw:name="f110" draw:formula="sin(?f106)"/>
            <draw:equation draw:name="f111" draw:formula="0 - ?f110"/>
            <draw:equation draw:name="f112" draw:formula="?f111 * 7267"/>
            <draw:equation draw:name="f113" draw:formula="sqrt(?f109 * ?f109 + ?f112 * ?f112 + 0 * 0)"/>
            <draw:equation draw:name="f114" draw:formula="5333 * 7267 / ?f113"/>
            <draw:equation draw:name="f115" draw:formula="?f111 * ?f114"/>
            <draw:equation draw:name="f116" draw:formula="?f97 + ?f115"/>
            <draw:equation draw:name="f117" draw:formula="?f108 * ?f114"/>
            <draw:equation draw:name="f118" draw:formula="?f99 + ?f117"/>
            <draw:equation draw:name="f119" draw:formula="if(?f83, ?f69, ?f100)"/>
            <draw:equation draw:name="f120" draw:formula="if(?f83, ?f71, ?f101)"/>
            <draw:equation draw:name="f121" draw:formula="if(?f83, ?f69, ?f102)"/>
            <draw:equation draw:name="f122" draw:formula="if(?f83, ?f71, ?f103)"/>
            <draw:equation draw:name="f123" draw:formula="if(?f83, ?f100, ?f116)"/>
            <draw:equation draw:name="f124" draw:formula="if(?f83, ?f101, ?f118)"/>
            <draw:equation draw:name="f125" draw:formula="if(?f83, ?f102, ?f116)"/>
            <draw:equation draw:name="f126" draw:formula="if(?f83, ?f103, ?f118)"/>
            <draw:equation draw:name="f127" draw:formula="21550000 - 5983381"/>
            <draw:equation draw:name="f128" draw:formula="if(?f127, 5983381, 21550000)"/>
            <draw:equation draw:name="f129" draw:formula="-21550000 - ?f128"/>
            <draw:equation draw:name="f130" draw:formula="if(?f129, -21550000, ?f128)"/>
            <draw:equation draw:name="f131" draw:formula="-8748475 + ?f130"/>
            <draw:equation draw:name="f132" draw:formula="-8748475 + ?f1"/>
            <draw:equation draw:name="f133" draw:formula="?f132 * ?f12 / ?f0"/>
            <draw:equation draw:name="f134" draw:formula="0 - ?f133"/>
            <draw:equation draw:name="f135" draw:formula="cos(?f134)"/>
            <draw:equation draw:name="f136" draw:formula="0 - ?f135"/>
            <draw:equation draw:name="f137" draw:formula="?f136 * 4365"/>
            <draw:equation draw:name="f138" draw:formula="sin(?f134)"/>
            <draw:equation draw:name="f139" draw:formula="0 - ?f138"/>
            <draw:equation draw:name="f140" draw:formula="?f139 * 5945"/>
            <draw:equation draw:name="f141" draw:formula="sqrt(?f137 * ?f137 + ?f140 * ?f140 + 0 * 0)"/>
            <draw:equation draw:name="f142" draw:formula="4365 * 5945 / ?f141"/>
            <draw:equation draw:name="f143" draw:formula="?f139 * ?f142"/>
            <draw:equation draw:name="f144" draw:formula="?f116 - ?f143"/>
            <draw:equation draw:name="f145" draw:formula="?f136 * ?f142"/>
            <draw:equation draw:name="f146" draw:formula="?f118 - ?f145"/>
            <draw:equation draw:name="f147" draw:formula="?f144 - 4365"/>
            <draw:equation draw:name="f148" draw:formula="?f146 - 5945"/>
            <draw:equation draw:name="f149" draw:formula="?f144 + 4365"/>
            <draw:equation draw:name="f150" draw:formula="?f146 + 5945"/>
            <draw:equation draw:name="f151" draw:formula="?f131 + ?f1"/>
            <draw:equation draw:name="f152" draw:formula="?f151 * ?f12 / ?f0"/>
            <draw:equation draw:name="f153" draw:formula="0 - ?f152"/>
            <draw:equation draw:name="f154" draw:formula="cos(?f153)"/>
            <draw:equation draw:name="f155" draw:formula="0 - ?f154"/>
            <draw:equation draw:name="f156" draw:formula="?f155 * 4365"/>
            <draw:equation draw:name="f157" draw:formula="sin(?f153)"/>
            <draw:equation draw:name="f158" draw:formula="0 - ?f157"/>
            <draw:equation draw:name="f159" draw:formula="?f158 * 5945"/>
            <draw:equation draw:name="f160" draw:formula="sqrt(?f156 * ?f156 + ?f159 * ?f159 + 0 * 0)"/>
            <draw:equation draw:name="f161" draw:formula="4365 * 5945 / ?f160"/>
            <draw:equation draw:name="f162" draw:formula="?f158 * ?f161"/>
            <draw:equation draw:name="f163" draw:formula="?f144 + ?f162"/>
            <draw:equation draw:name="f164" draw:formula="?f155 * ?f161"/>
            <draw:equation draw:name="f165" draw:formula="?f146 + ?f164"/>
            <draw:equation draw:name="f166" draw:formula="if(?f130, ?f116, ?f147)"/>
            <draw:equation draw:name="f167" draw:formula="if(?f130, ?f118, ?f148)"/>
            <draw:equation draw:name="f168" draw:formula="if(?f130, ?f116, ?f149)"/>
            <draw:equation draw:name="f169" draw:formula="if(?f130, ?f118, ?f150)"/>
            <draw:equation draw:name="f170" draw:formula="if(?f130, ?f147, ?f163)"/>
            <draw:equation draw:name="f171" draw:formula="if(?f130, ?f148, ?f165)"/>
            <draw:equation draw:name="f172" draw:formula="if(?f130, ?f149, ?f163)"/>
            <draw:equation draw:name="f173" draw:formula="if(?f130, ?f150, ?f165)"/>
            <draw:equation draw:name="f174" draw:formula="21550000 - 7034504"/>
            <draw:equation draw:name="f175" draw:formula="if(?f174, 7034504, 21550000)"/>
            <draw:equation draw:name="f176" draw:formula="-21550000 - ?f175"/>
            <draw:equation draw:name="f177" draw:formula="if(?f176, -21550000, ?f175)"/>
            <draw:equation draw:name="f178" draw:formula="-7859163 + ?f177"/>
            <draw:equation draw:name="f179" draw:formula="-7859163 + ?f1"/>
            <draw:equation draw:name="f180" draw:formula="?f179 * ?f12 / ?f0"/>
            <draw:equation draw:name="f181" draw:formula="0 - ?f180"/>
            <draw:equation draw:name="f182" draw:formula="cos(?f181)"/>
            <draw:equation draw:name="f183" draw:formula="0 - ?f182"/>
            <draw:equation draw:name="f184" draw:formula="?f183 * 4857"/>
            <draw:equation draw:name="f185" draw:formula="sin(?f181)"/>
            <draw:equation draw:name="f186" draw:formula="0 - ?f185"/>
            <draw:equation draw:name="f187" draw:formula="?f186 * 6595"/>
            <draw:equation draw:name="f188" draw:formula="sqrt(?f184 * ?f184 + ?f187 * ?f187 + 0 * 0)"/>
            <draw:equation draw:name="f189" draw:formula="4857 * 6595 / ?f188"/>
            <draw:equation draw:name="f190" draw:formula="?f186 * ?f189"/>
            <draw:equation draw:name="f191" draw:formula="?f163 - ?f190"/>
            <draw:equation draw:name="f192" draw:formula="?f183 * ?f189"/>
            <draw:equation draw:name="f193" draw:formula="?f165 - ?f192"/>
            <draw:equation draw:name="f194" draw:formula="?f191 - 4857"/>
            <draw:equation draw:name="f195" draw:formula="?f193 - 6595"/>
            <draw:equation draw:name="f196" draw:formula="?f191 + 4857"/>
            <draw:equation draw:name="f197" draw:formula="?f193 + 6595"/>
            <draw:equation draw:name="f198" draw:formula="?f178 + ?f1"/>
            <draw:equation draw:name="f199" draw:formula="?f198 * ?f12 / ?f0"/>
            <draw:equation draw:name="f200" draw:formula="0 - ?f199"/>
            <draw:equation draw:name="f201" draw:formula="cos(?f200)"/>
            <draw:equation draw:name="f202" draw:formula="0 - ?f201"/>
            <draw:equation draw:name="f203" draw:formula="?f202 * 4857"/>
            <draw:equation draw:name="f204" draw:formula="sin(?f200)"/>
            <draw:equation draw:name="f205" draw:formula="0 - ?f204"/>
            <draw:equation draw:name="f206" draw:formula="?f205 * 6595"/>
            <draw:equation draw:name="f207" draw:formula="sqrt(?f203 * ?f203 + ?f206 * ?f206 + 0 * 0)"/>
            <draw:equation draw:name="f208" draw:formula="4857 * 6595 / ?f207"/>
            <draw:equation draw:name="f209" draw:formula="?f205 * ?f208"/>
            <draw:equation draw:name="f210" draw:formula="?f191 + ?f209"/>
            <draw:equation draw:name="f211" draw:formula="?f202 * ?f208"/>
            <draw:equation draw:name="f212" draw:formula="?f193 + ?f211"/>
            <draw:equation draw:name="f213" draw:formula="if(?f177, ?f163, ?f194)"/>
            <draw:equation draw:name="f214" draw:formula="if(?f177, ?f165, ?f195)"/>
            <draw:equation draw:name="f215" draw:formula="if(?f177, ?f163, ?f196)"/>
            <draw:equation draw:name="f216" draw:formula="if(?f177, ?f165, ?f197)"/>
            <draw:equation draw:name="f217" draw:formula="if(?f177, ?f194, ?f210)"/>
            <draw:equation draw:name="f218" draw:formula="if(?f177, ?f195, ?f212)"/>
            <draw:equation draw:name="f219" draw:formula="if(?f177, ?f196, ?f210)"/>
            <draw:equation draw:name="f220" draw:formula="if(?f177, ?f197, ?f212)"/>
            <draw:equation draw:name="f221" draw:formula="21550000 - 6541615"/>
            <draw:equation draw:name="f222" draw:formula="if(?f221, 6541615, 21550000)"/>
            <draw:equation draw:name="f223" draw:formula="-21550000 - ?f222"/>
            <draw:equation draw:name="f224" draw:formula="if(?f223, -21550000, ?f222)"/>
            <draw:equation draw:name="f225" draw:formula="-4722533 + ?f224"/>
            <draw:equation draw:name="f226" draw:formula="-4722533 + ?f1"/>
            <draw:equation draw:name="f227" draw:formula="?f226 * ?f12 / ?f0"/>
            <draw:equation draw:name="f228" draw:formula="0 - ?f227"/>
            <draw:equation draw:name="f229" draw:formula="cos(?f228)"/>
            <draw:equation draw:name="f230" draw:formula="0 - ?f229"/>
            <draw:equation draw:name="f231" draw:formula="?f230 * 5333"/>
            <draw:equation draw:name="f232" draw:formula="sin(?f228)"/>
            <draw:equation draw:name="f233" draw:formula="0 - ?f232"/>
            <draw:equation draw:name="f234" draw:formula="?f233 * 7273"/>
            <draw:equation draw:name="f235" draw:formula="sqrt(?f231 * ?f231 + ?f234 * ?f234 + 0 * 0)"/>
            <draw:equation draw:name="f236" draw:formula="5333 * 7273 / ?f235"/>
            <draw:equation draw:name="f237" draw:formula="?f233 * ?f236"/>
            <draw:equation draw:name="f238" draw:formula="?f210 - ?f237"/>
            <draw:equation draw:name="f239" draw:formula="?f230 * ?f236"/>
            <draw:equation draw:name="f240" draw:formula="?f212 - ?f239"/>
            <draw:equation draw:name="f241" draw:formula="?f238 - 5333"/>
            <draw:equation draw:name="f242" draw:formula="?f240 - 7273"/>
            <draw:equation draw:name="f243" draw:formula="?f238 + 5333"/>
            <draw:equation draw:name="f244" draw:formula="?f240 + 7273"/>
            <draw:equation draw:name="f245" draw:formula="?f225 + ?f1"/>
            <draw:equation draw:name="f246" draw:formula="?f245 * ?f12 / ?f0"/>
            <draw:equation draw:name="f247" draw:formula="0 - ?f246"/>
            <draw:equation draw:name="f248" draw:formula="cos(?f247)"/>
            <draw:equation draw:name="f249" draw:formula="0 - ?f248"/>
            <draw:equation draw:name="f250" draw:formula="?f249 * 5333"/>
            <draw:equation draw:name="f251" draw:formula="sin(?f247)"/>
            <draw:equation draw:name="f252" draw:formula="0 - ?f251"/>
            <draw:equation draw:name="f253" draw:formula="?f252 * 7273"/>
            <draw:equation draw:name="f254" draw:formula="sqrt(?f250 * ?f250 + ?f253 * ?f253 + 0 * 0)"/>
            <draw:equation draw:name="f255" draw:formula="5333 * 7273 / ?f254"/>
            <draw:equation draw:name="f256" draw:formula="?f252 * ?f255"/>
            <draw:equation draw:name="f257" draw:formula="?f238 + ?f256"/>
            <draw:equation draw:name="f258" draw:formula="?f249 * ?f255"/>
            <draw:equation draw:name="f259" draw:formula="?f240 + ?f258"/>
            <draw:equation draw:name="f260" draw:formula="if(?f224, ?f210, ?f241)"/>
            <draw:equation draw:name="f261" draw:formula="if(?f224, ?f212, ?f242)"/>
            <draw:equation draw:name="f262" draw:formula="if(?f224, ?f210, ?f243)"/>
            <draw:equation draw:name="f263" draw:formula="if(?f224, ?f212, ?f244)"/>
            <draw:equation draw:name="f264" draw:formula="if(?f224, ?f241, ?f257)"/>
            <draw:equation draw:name="f265" draw:formula="if(?f224, ?f242, ?f259)"/>
            <draw:equation draw:name="f266" draw:formula="if(?f224, ?f243, ?f257)"/>
            <draw:equation draw:name="f267" draw:formula="if(?f224, ?f244, ?f259)"/>
            <draw:equation draw:name="f268" draw:formula="21550000 - 7816140"/>
            <draw:equation draw:name="f269" draw:formula="if(?f268, 7816140, 21550000)"/>
            <draw:equation draw:name="f270" draw:formula="-21550000 - ?f269"/>
            <draw:equation draw:name="f271" draw:formula="if(?f270, -21550000, ?f269)"/>
            <draw:equation draw:name="f272" draw:formula="-2776035 + ?f271"/>
            <draw:equation draw:name="f273" draw:formula="-2776035 + ?f1"/>
            <draw:equation draw:name="f274" draw:formula="?f273 * ?f12 / ?f0"/>
            <draw:equation draw:name="f275" draw:formula="0 - ?f274"/>
            <draw:equation draw:name="f276" draw:formula="cos(?f275)"/>
            <draw:equation draw:name="f277" draw:formula="0 - ?f276"/>
            <draw:equation draw:name="f278" draw:formula="?f277 * 6775"/>
            <draw:equation draw:name="f279" draw:formula="sin(?f275)"/>
            <draw:equation draw:name="f280" draw:formula="0 - ?f279"/>
            <draw:equation draw:name="f281" draw:formula="?f280 * 9220"/>
            <draw:equation draw:name="f282" draw:formula="sqrt(?f278 * ?f278 + ?f281 * ?f281 + 0 * 0)"/>
            <draw:equation draw:name="f283" draw:formula="6775 * 9220 / ?f282"/>
            <draw:equation draw:name="f284" draw:formula="?f280 * ?f283"/>
            <draw:equation draw:name="f285" draw:formula="?f257 - ?f284"/>
            <draw:equation draw:name="f286" draw:formula="?f277 * ?f283"/>
            <draw:equation draw:name="f287" draw:formula="?f259 - ?f286"/>
            <draw:equation draw:name="f288" draw:formula="?f285 - 6775"/>
            <draw:equation draw:name="f289" draw:formula="?f287 - 9220"/>
            <draw:equation draw:name="f290" draw:formula="?f285 + 6775"/>
            <draw:equation draw:name="f291" draw:formula="?f287 + 9220"/>
            <draw:equation draw:name="f292" draw:formula="?f272 + ?f1"/>
            <draw:equation draw:name="f293" draw:formula="?f292 * ?f12 / ?f0"/>
            <draw:equation draw:name="f294" draw:formula="0 - ?f293"/>
            <draw:equation draw:name="f295" draw:formula="cos(?f294)"/>
            <draw:equation draw:name="f296" draw:formula="0 - ?f295"/>
            <draw:equation draw:name="f297" draw:formula="?f296 * 6775"/>
            <draw:equation draw:name="f298" draw:formula="sin(?f294)"/>
            <draw:equation draw:name="f299" draw:formula="0 - ?f298"/>
            <draw:equation draw:name="f300" draw:formula="?f299 * 9220"/>
            <draw:equation draw:name="f301" draw:formula="sqrt(?f297 * ?f297 + ?f300 * ?f300 + 0 * 0)"/>
            <draw:equation draw:name="f302" draw:formula="6775 * 9220 / ?f301"/>
            <draw:equation draw:name="f303" draw:formula="?f299 * ?f302"/>
            <draw:equation draw:name="f304" draw:formula="?f285 + ?f303"/>
            <draw:equation draw:name="f305" draw:formula="?f296 * ?f302"/>
            <draw:equation draw:name="f306" draw:formula="?f287 + ?f305"/>
            <draw:equation draw:name="f307" draw:formula="if(?f271, ?f257, ?f288)"/>
            <draw:equation draw:name="f308" draw:formula="if(?f271, ?f259, ?f289)"/>
            <draw:equation draw:name="f309" draw:formula="if(?f271, ?f257, ?f290)"/>
            <draw:equation draw:name="f310" draw:formula="if(?f271, ?f259, ?f291)"/>
            <draw:equation draw:name="f311" draw:formula="if(?f271, ?f288, ?f304)"/>
            <draw:equation draw:name="f312" draw:formula="if(?f271, ?f289, ?f306)"/>
            <draw:equation draw:name="f313" draw:formula="if(?f271, ?f290, ?f304)"/>
            <draw:equation draw:name="f314" draw:formula="if(?f271, ?f291, ?f306)"/>
            <draw:equation draw:name="f315" draw:formula="21550000 - 6842000"/>
            <draw:equation draw:name="f316" draw:formula="if(?f315, 6842000, 21550000)"/>
            <draw:equation draw:name="f317" draw:formula="-21550000 - ?f316"/>
            <draw:equation draw:name="f318" draw:formula="if(?f317, -21550000, ?f316)"/>
            <draw:equation draw:name="f319" draw:formula="37501 + ?f318"/>
            <draw:equation draw:name="f320" draw:formula="37501 + ?f1"/>
            <draw:equation draw:name="f321" draw:formula="?f320 * ?f12 / ?f0"/>
            <draw:equation draw:name="f322" draw:formula="0 - ?f321"/>
            <draw:equation draw:name="f323" draw:formula="cos(?f322)"/>
            <draw:equation draw:name="f324" draw:formula="0 - ?f323"/>
            <draw:equation draw:name="f325" draw:formula="?f324 * 5785"/>
            <draw:equation draw:name="f326" draw:formula="sin(?f322)"/>
            <draw:equation draw:name="f327" draw:formula="0 - ?f326"/>
            <draw:equation draw:name="f328" draw:formula="?f327 * 7867"/>
            <draw:equation draw:name="f329" draw:formula="sqrt(?f325 * ?f325 + ?f328 * ?f328 + 0 * 0)"/>
            <draw:equation draw:name="f330" draw:formula="5785 * 7867 / ?f329"/>
            <draw:equation draw:name="f331" draw:formula="?f327 * ?f330"/>
            <draw:equation draw:name="f332" draw:formula="?f304 - ?f331"/>
            <draw:equation draw:name="f333" draw:formula="?f324 * ?f330"/>
            <draw:equation draw:name="f334" draw:formula="?f306 - ?f333"/>
            <draw:equation draw:name="f335" draw:formula="?f332 - 5785"/>
            <draw:equation draw:name="f336" draw:formula="?f334 - 7867"/>
            <draw:equation draw:name="f337" draw:formula="?f332 + 5785"/>
            <draw:equation draw:name="f338" draw:formula="?f334 + 7867"/>
            <draw:equation draw:name="f339" draw:formula="?f319 + ?f1"/>
            <draw:equation draw:name="f340" draw:formula="?f339 * ?f12 / ?f0"/>
            <draw:equation draw:name="f341" draw:formula="0 - ?f340"/>
            <draw:equation draw:name="f342" draw:formula="cos(?f341)"/>
            <draw:equation draw:name="f343" draw:formula="0 - ?f342"/>
            <draw:equation draw:name="f344" draw:formula="?f343 * 5785"/>
            <draw:equation draw:name="f345" draw:formula="sin(?f341)"/>
            <draw:equation draw:name="f346" draw:formula="0 - ?f345"/>
            <draw:equation draw:name="f347" draw:formula="?f346 * 7867"/>
            <draw:equation draw:name="f348" draw:formula="sqrt(?f344 * ?f344 + ?f347 * ?f347 + 0 * 0)"/>
            <draw:equation draw:name="f349" draw:formula="5785 * 7867 / ?f348"/>
            <draw:equation draw:name="f350" draw:formula="?f346 * ?f349"/>
            <draw:equation draw:name="f351" draw:formula="?f332 + ?f350"/>
            <draw:equation draw:name="f352" draw:formula="?f343 * ?f349"/>
            <draw:equation draw:name="f353" draw:formula="?f334 + ?f352"/>
            <draw:equation draw:name="f354" draw:formula="if(?f318, ?f304, ?f335)"/>
            <draw:equation draw:name="f355" draw:formula="if(?f318, ?f306, ?f336)"/>
            <draw:equation draw:name="f356" draw:formula="if(?f318, ?f304, ?f337)"/>
            <draw:equation draw:name="f357" draw:formula="if(?f318, ?f306, ?f338)"/>
            <draw:equation draw:name="f358" draw:formula="if(?f318, ?f335, ?f351)"/>
            <draw:equation draw:name="f359" draw:formula="if(?f318, ?f336, ?f353)"/>
            <draw:equation draw:name="f360" draw:formula="if(?f318, ?f337, ?f351)"/>
            <draw:equation draw:name="f361" draw:formula="if(?f318, ?f338, ?f353)"/>
            <draw:equation draw:name="f362" draw:formula="21550000 - 6910353"/>
            <draw:equation draw:name="f363" draw:formula="if(?f362, 6910353, 21550000)"/>
            <draw:equation draw:name="f364" draw:formula="-21550000 - ?f363"/>
            <draw:equation draw:name="f365" draw:formula="if(?f364, -21550000, ?f363)"/>
            <draw:equation draw:name="f366" draw:formula="1347096 + ?f365"/>
            <draw:equation draw:name="f367" draw:formula="1347096 + ?f1"/>
            <draw:equation draw:name="f368" draw:formula="?f367 * ?f12 / ?f0"/>
            <draw:equation draw:name="f369" draw:formula="0 - ?f368"/>
            <draw:equation draw:name="f370" draw:formula="cos(?f369)"/>
            <draw:equation draw:name="f371" draw:formula="0 - ?f370"/>
            <draw:equation draw:name="f372" draw:formula="?f371 * 6752"/>
            <draw:equation draw:name="f373" draw:formula="sin(?f369)"/>
            <draw:equation draw:name="f374" draw:formula="0 - ?f373"/>
            <draw:equation draw:name="f375" draw:formula="?f374 * 9215"/>
            <draw:equation draw:name="f376" draw:formula="sqrt(?f372 * ?f372 + ?f375 * ?f375 + 0 * 0)"/>
            <draw:equation draw:name="f377" draw:formula="6752 * 9215 / ?f376"/>
            <draw:equation draw:name="f378" draw:formula="?f374 * ?f377"/>
            <draw:equation draw:name="f379" draw:formula="?f351 - ?f378"/>
            <draw:equation draw:name="f380" draw:formula="?f371 * ?f377"/>
            <draw:equation draw:name="f381" draw:formula="?f353 - ?f380"/>
            <draw:equation draw:name="f382" draw:formula="?f379 - 6752"/>
            <draw:equation draw:name="f383" draw:formula="?f381 - 9215"/>
            <draw:equation draw:name="f384" draw:formula="?f379 + 6752"/>
            <draw:equation draw:name="f385" draw:formula="?f381 + 9215"/>
            <draw:equation draw:name="f386" draw:formula="?f366 + ?f1"/>
            <draw:equation draw:name="f387" draw:formula="?f386 * ?f12 / ?f0"/>
            <draw:equation draw:name="f388" draw:formula="0 - ?f387"/>
            <draw:equation draw:name="f389" draw:formula="cos(?f388)"/>
            <draw:equation draw:name="f390" draw:formula="0 - ?f389"/>
            <draw:equation draw:name="f391" draw:formula="?f390 * 6752"/>
            <draw:equation draw:name="f392" draw:formula="sin(?f388)"/>
            <draw:equation draw:name="f393" draw:formula="0 - ?f392"/>
            <draw:equation draw:name="f394" draw:formula="?f393 * 9215"/>
            <draw:equation draw:name="f395" draw:formula="sqrt(?f391 * ?f391 + ?f394 * ?f394 + 0 * 0)"/>
            <draw:equation draw:name="f396" draw:formula="6752 * 9215 / ?f395"/>
            <draw:equation draw:name="f397" draw:formula="?f393 * ?f396"/>
            <draw:equation draw:name="f398" draw:formula="?f379 + ?f397"/>
            <draw:equation draw:name="f399" draw:formula="?f390 * ?f396"/>
            <draw:equation draw:name="f400" draw:formula="?f381 + ?f399"/>
            <draw:equation draw:name="f401" draw:formula="if(?f365, ?f351, ?f382)"/>
            <draw:equation draw:name="f402" draw:formula="if(?f365, ?f353, ?f383)"/>
            <draw:equation draw:name="f403" draw:formula="if(?f365, ?f351, ?f384)"/>
            <draw:equation draw:name="f404" draw:formula="if(?f365, ?f353, ?f385)"/>
            <draw:equation draw:name="f405" draw:formula="if(?f365, ?f382, ?f398)"/>
            <draw:equation draw:name="f406" draw:formula="if(?f365, ?f383, ?f400)"/>
            <draw:equation draw:name="f407" draw:formula="if(?f365, ?f384, ?f398)"/>
            <draw:equation draw:name="f408" draw:formula="if(?f365, ?f385, ?f400)"/>
            <draw:equation draw:name="f409" draw:formula="21550000 - 4542661"/>
            <draw:equation draw:name="f410" draw:formula="if(?f409, 4542661, 21550000)"/>
            <draw:equation draw:name="f411" draw:formula="-21550000 - ?f410"/>
            <draw:equation draw:name="f412" draw:formula="if(?f411, -21550000, ?f410)"/>
            <draw:equation draw:name="f413" draw:formula="3974558 + ?f412"/>
            <draw:equation draw:name="f414" draw:formula="3974558 + ?f1"/>
            <draw:equation draw:name="f415" draw:formula="?f414 * ?f12 / ?f0"/>
            <draw:equation draw:name="f416" draw:formula="0 - ?f415"/>
            <draw:equation draw:name="f417" draw:formula="cos(?f416)"/>
            <draw:equation draw:name="f418" draw:formula="0 - ?f417"/>
            <draw:equation draw:name="f419" draw:formula="?f418 * 7720"/>
            <draw:equation draw:name="f420" draw:formula="sin(?f416)"/>
            <draw:equation draw:name="f421" draw:formula="0 - ?f420"/>
            <draw:equation draw:name="f422" draw:formula="?f421 * 10543"/>
            <draw:equation draw:name="f423" draw:formula="sqrt(?f419 * ?f419 + ?f422 * ?f422 + 0 * 0)"/>
            <draw:equation draw:name="f424" draw:formula="7720 * 10543 / ?f423"/>
            <draw:equation draw:name="f425" draw:formula="?f421 * ?f424"/>
            <draw:equation draw:name="f426" draw:formula="?f398 - ?f425"/>
            <draw:equation draw:name="f427" draw:formula="?f418 * ?f424"/>
            <draw:equation draw:name="f428" draw:formula="?f400 - ?f427"/>
            <draw:equation draw:name="f429" draw:formula="?f426 - 7720"/>
            <draw:equation draw:name="f430" draw:formula="?f428 - 10543"/>
            <draw:equation draw:name="f431" draw:formula="?f426 + 7720"/>
            <draw:equation draw:name="f432" draw:formula="?f428 + 10543"/>
            <draw:equation draw:name="f433" draw:formula="?f413 + ?f1"/>
            <draw:equation draw:name="f434" draw:formula="?f433 * ?f12 / ?f0"/>
            <draw:equation draw:name="f435" draw:formula="0 - ?f434"/>
            <draw:equation draw:name="f436" draw:formula="cos(?f435)"/>
            <draw:equation draw:name="f437" draw:formula="0 - ?f436"/>
            <draw:equation draw:name="f438" draw:formula="?f437 * 7720"/>
            <draw:equation draw:name="f439" draw:formula="sin(?f435)"/>
            <draw:equation draw:name="f440" draw:formula="0 - ?f439"/>
            <draw:equation draw:name="f441" draw:formula="?f440 * 10543"/>
            <draw:equation draw:name="f442" draw:formula="sqrt(?f438 * ?f438 + ?f441 * ?f441 + 0 * 0)"/>
            <draw:equation draw:name="f443" draw:formula="7720 * 10543 / ?f442"/>
            <draw:equation draw:name="f444" draw:formula="?f440 * ?f443"/>
            <draw:equation draw:name="f445" draw:formula="?f426 + ?f444"/>
            <draw:equation draw:name="f446" draw:formula="?f437 * ?f443"/>
            <draw:equation draw:name="f447" draw:formula="?f428 + ?f446"/>
            <draw:equation draw:name="f448" draw:formula="if(?f412, ?f398, ?f429)"/>
            <draw:equation draw:name="f449" draw:formula="if(?f412, ?f400, ?f430)"/>
            <draw:equation draw:name="f450" draw:formula="if(?f412, ?f398, ?f431)"/>
            <draw:equation draw:name="f451" draw:formula="if(?f412, ?f400, ?f432)"/>
            <draw:equation draw:name="f452" draw:formula="if(?f412, ?f429, ?f445)"/>
            <draw:equation draw:name="f453" draw:formula="if(?f412, ?f430, ?f447)"/>
            <draw:equation draw:name="f454" draw:formula="if(?f412, ?f431, ?f445)"/>
            <draw:equation draw:name="f455" draw:formula="if(?f412, ?f432, ?f447)"/>
            <draw:equation draw:name="f456" draw:formula="21550000 - 8804134"/>
            <draw:equation draw:name="f457" draw:formula="if(?f456, 8804134, 21550000)"/>
            <draw:equation draw:name="f458" draw:formula="-21550000 - ?f457"/>
            <draw:equation draw:name="f459" draw:formula="if(?f458, -21550000, ?f457)"/>
            <draw:equation draw:name="f460" draw:formula="-16496525 + ?f459"/>
            <draw:equation draw:name="f461" draw:formula="-16496525 + ?f1"/>
            <draw:equation draw:name="f462" draw:formula="?f461 * ?f12 / ?f0"/>
            <draw:equation draw:name="f463" draw:formula="0 - ?f462"/>
            <draw:equation draw:name="f464" draw:formula="cos(?f463)"/>
            <draw:equation draw:name="f465" draw:formula="0 - ?f464"/>
            <draw:equation draw:name="f466" draw:formula="?f465 * 4360"/>
            <draw:equation draw:name="f467" draw:formula="sin(?f463)"/>
            <draw:equation draw:name="f468" draw:formula="0 - ?f467"/>
            <draw:equation draw:name="f469" draw:formula="?f468 * 5918"/>
            <draw:equation draw:name="f470" draw:formula="sqrt(?f466 * ?f466 + ?f469 * ?f469 + 0 * 0)"/>
            <draw:equation draw:name="f471" draw:formula="4360 * 5918 / ?f470"/>
            <draw:equation draw:name="f472" draw:formula="?f468 * ?f471"/>
            <draw:equation draw:name="f473" draw:formula="?f445 - ?f472"/>
            <draw:equation draw:name="f474" draw:formula="?f465 * ?f471"/>
            <draw:equation draw:name="f475" draw:formula="?f447 - ?f474"/>
            <draw:equation draw:name="f476" draw:formula="?f473 - 4360"/>
            <draw:equation draw:name="f477" draw:formula="?f475 - 5918"/>
            <draw:equation draw:name="f478" draw:formula="?f473 + 4360"/>
            <draw:equation draw:name="f479" draw:formula="?f475 + 5918"/>
            <draw:equation draw:name="f480" draw:formula="?f460 + ?f1"/>
            <draw:equation draw:name="f481" draw:formula="?f480 * ?f12 / ?f0"/>
            <draw:equation draw:name="f482" draw:formula="0 - ?f481"/>
            <draw:equation draw:name="f483" draw:formula="cos(?f482)"/>
            <draw:equation draw:name="f484" draw:formula="0 - ?f483"/>
            <draw:equation draw:name="f485" draw:formula="?f484 * 4360"/>
            <draw:equation draw:name="f486" draw:formula="sin(?f482)"/>
            <draw:equation draw:name="f487" draw:formula="0 - ?f486"/>
            <draw:equation draw:name="f488" draw:formula="?f487 * 5918"/>
            <draw:equation draw:name="f489" draw:formula="sqrt(?f485 * ?f485 + ?f488 * ?f488 + 0 * 0)"/>
            <draw:equation draw:name="f490" draw:formula="4360 * 5918 / ?f489"/>
            <draw:equation draw:name="f491" draw:formula="?f487 * ?f490"/>
            <draw:equation draw:name="f492" draw:formula="?f473 + ?f491"/>
            <draw:equation draw:name="f493" draw:formula="?f484 * ?f490"/>
            <draw:equation draw:name="f494" draw:formula="?f475 + ?f493"/>
            <draw:equation draw:name="f495" draw:formula="if(?f459, ?f445, ?f476)"/>
            <draw:equation draw:name="f496" draw:formula="if(?f459, ?f447, ?f477)"/>
            <draw:equation draw:name="f497" draw:formula="if(?f459, ?f445, ?f478)"/>
            <draw:equation draw:name="f498" draw:formula="if(?f459, ?f447, ?f479)"/>
            <draw:equation draw:name="f499" draw:formula="if(?f459, ?f476, ?f492)"/>
            <draw:equation draw:name="f500" draw:formula="if(?f459, ?f477, ?f494)"/>
            <draw:equation draw:name="f501" draw:formula="if(?f459, ?f478, ?f492)"/>
            <draw:equation draw:name="f502" draw:formula="if(?f459, ?f479, ?f494)"/>
            <draw:equation draw:name="f503" draw:formula="21550000 - 9151131"/>
            <draw:equation draw:name="f504" draw:formula="if(?f503, 9151131, 21550000)"/>
            <draw:equation draw:name="f505" draw:formula="-21550000 - ?f504"/>
            <draw:equation draw:name="f506" draw:formula="if(?f505, -21550000, ?f504)"/>
            <draw:equation draw:name="f507" draw:formula="-14809710 + ?f506"/>
            <draw:equation draw:name="f508" draw:formula="-14809710 + ?f1"/>
            <draw:equation draw:name="f509" draw:formula="?f508 * ?f12 / ?f0"/>
            <draw:equation draw:name="f510" draw:formula="0 - ?f509"/>
            <draw:equation draw:name="f511" draw:formula="cos(?f510)"/>
            <draw:equation draw:name="f512" draw:formula="0 - ?f511"/>
            <draw:equation draw:name="f513" draw:formula="?f512 * 4345"/>
            <draw:equation draw:name="f514" draw:formula="sin(?f510)"/>
            <draw:equation draw:name="f515" draw:formula="0 - ?f514"/>
            <draw:equation draw:name="f516" draw:formula="?f515 * 5945"/>
            <draw:equation draw:name="f517" draw:formula="sqrt(?f513 * ?f513 + ?f516 * ?f516 + 0 * 0)"/>
            <draw:equation draw:name="f518" draw:formula="4345 * 5945 / ?f517"/>
            <draw:equation draw:name="f519" draw:formula="?f515 * ?f518"/>
            <draw:equation draw:name="f520" draw:formula="?f492 - ?f519"/>
            <draw:equation draw:name="f521" draw:formula="?f512 * ?f518"/>
            <draw:equation draw:name="f522" draw:formula="?f494 - ?f521"/>
            <draw:equation draw:name="f523" draw:formula="?f520 - 4345"/>
            <draw:equation draw:name="f524" draw:formula="?f522 - 5945"/>
            <draw:equation draw:name="f525" draw:formula="?f520 + 4345"/>
            <draw:equation draw:name="f526" draw:formula="?f522 + 5945"/>
            <draw:equation draw:name="f527" draw:formula="?f507 + ?f1"/>
            <draw:equation draw:name="f528" draw:formula="?f527 * ?f12 / ?f0"/>
            <draw:equation draw:name="f529" draw:formula="0 - ?f528"/>
            <draw:equation draw:name="f530" draw:formula="cos(?f529)"/>
            <draw:equation draw:name="f531" draw:formula="0 - ?f530"/>
            <draw:equation draw:name="f532" draw:formula="?f531 * 4345"/>
            <draw:equation draw:name="f533" draw:formula="sin(?f529)"/>
            <draw:equation draw:name="f534" draw:formula="0 - ?f533"/>
            <draw:equation draw:name="f535" draw:formula="?f534 * 5945"/>
            <draw:equation draw:name="f536" draw:formula="sqrt(?f532 * ?f532 + ?f535 * ?f535 + 0 * 0)"/>
            <draw:equation draw:name="f537" draw:formula="4345 * 5945 / ?f536"/>
            <draw:equation draw:name="f538" draw:formula="?f534 * ?f537"/>
            <draw:equation draw:name="f539" draw:formula="?f520 + ?f538"/>
            <draw:equation draw:name="f540" draw:formula="?f531 * ?f537"/>
            <draw:equation draw:name="f541" draw:formula="?f522 + ?f540"/>
            <draw:equation draw:name="f542" draw:formula="if(?f506, ?f492, ?f523)"/>
            <draw:equation draw:name="f543" draw:formula="if(?f506, ?f494, ?f524)"/>
            <draw:equation draw:name="f544" draw:formula="if(?f506, ?f492, ?f525)"/>
            <draw:equation draw:name="f545" draw:formula="if(?f506, ?f494, ?f526)"/>
            <draw:equation draw:name="f546" draw:formula="if(?f506, ?f523, ?f539)"/>
            <draw:equation draw:name="f547" draw:formula="if(?f506, ?f524, ?f541)"/>
            <draw:equation draw:name="f548" draw:formula="if(?f506, ?f525, ?f539)"/>
            <draw:equation draw:name="f549" draw:formula="if(?f506, ?f526, ?f541)"/>
            <draw:equation draw:name="f550" draw:formula="21550000 - 1585770"/>
            <draw:equation draw:name="f551" draw:formula="if(?f550, 1585770, 21550000)"/>
            <draw:equation draw:name="f552" draw:formula="-21550000 - ?f551"/>
            <draw:equation draw:name="f553" draw:formula="if(?f552, -21550000, ?f551)"/>
            <draw:equation draw:name="f554" draw:formula="5204520 + ?f553"/>
            <draw:equation draw:name="f555" draw:formula="5204520 + ?f1"/>
            <draw:equation draw:name="f556" draw:formula="?f555 * ?f12 / ?f0"/>
            <draw:equation draw:name="f557" draw:formula="0 - ?f556"/>
            <draw:equation draw:name="f558" draw:formula="cos(?f557)"/>
            <draw:equation draw:name="f559" draw:formula="0 - ?f558"/>
            <draw:equation draw:name="f560" draw:formula="?f559 * 4345"/>
            <draw:equation draw:name="f561" draw:formula="sin(?f557)"/>
            <draw:equation draw:name="f562" draw:formula="0 - ?f561"/>
            <draw:equation draw:name="f563" draw:formula="?f562 * 5945"/>
            <draw:equation draw:name="f564" draw:formula="sqrt(?f560 * ?f560 + ?f563 * ?f563 + 0 * 0)"/>
            <draw:equation draw:name="f565" draw:formula="4345 * 5945 / ?f564"/>
            <draw:equation draw:name="f566" draw:formula="?f562 * ?f565"/>
            <draw:equation draw:name="f567" draw:formula="4693 - ?f566"/>
            <draw:equation draw:name="f568" draw:formula="?f559 * ?f565"/>
            <draw:equation draw:name="f569" draw:formula="26177 - ?f568"/>
            <draw:equation draw:name="f570" draw:formula="?f567 - 4345"/>
            <draw:equation draw:name="f571" draw:formula="?f569 - 5945"/>
            <draw:equation draw:name="f572" draw:formula="?f567 + 4345"/>
            <draw:equation draw:name="f573" draw:formula="?f569 + 5945"/>
            <draw:equation draw:name="f574" draw:formula="?f554 + ?f1"/>
            <draw:equation draw:name="f575" draw:formula="?f574 * ?f12 / ?f0"/>
            <draw:equation draw:name="f576" draw:formula="0 - ?f575"/>
            <draw:equation draw:name="f577" draw:formula="cos(?f576)"/>
            <draw:equation draw:name="f578" draw:formula="0 - ?f577"/>
            <draw:equation draw:name="f579" draw:formula="?f578 * 4345"/>
            <draw:equation draw:name="f580" draw:formula="sin(?f576)"/>
            <draw:equation draw:name="f581" draw:formula="0 - ?f580"/>
            <draw:equation draw:name="f582" draw:formula="?f581 * 5945"/>
            <draw:equation draw:name="f583" draw:formula="sqrt(?f579 * ?f579 + ?f582 * ?f582 + 0 * 0)"/>
            <draw:equation draw:name="f584" draw:formula="4345 * 5945 / ?f583"/>
            <draw:equation draw:name="f585" draw:formula="?f581 * ?f584"/>
            <draw:equation draw:name="f586" draw:formula="?f567 + ?f585"/>
            <draw:equation draw:name="f587" draw:formula="?f578 * ?f584"/>
            <draw:equation draw:name="f588" draw:formula="?f569 + ?f587"/>
            <draw:equation draw:name="f589" draw:formula="if(?f553, 4693, ?f570)"/>
            <draw:equation draw:name="f590" draw:formula="if(?f553, 26177, ?f571)"/>
            <draw:equation draw:name="f591" draw:formula="if(?f553, 4693, ?f572)"/>
            <draw:equation draw:name="f592" draw:formula="if(?f553, 26177, ?f573)"/>
            <draw:equation draw:name="f593" draw:formula="if(?f553, ?f570, ?f586)"/>
            <draw:equation draw:name="f594" draw:formula="if(?f553, ?f571, ?f588)"/>
            <draw:equation draw:name="f595" draw:formula="if(?f553, ?f572, ?f586)"/>
            <draw:equation draw:name="f596" draw:formula="if(?f553, ?f573, ?f588)"/>
            <draw:equation draw:name="f597" draw:formula="21550000 - 686848"/>
            <draw:equation draw:name="f598" draw:formula="if(?f597, 686848, 21550000)"/>
            <draw:equation draw:name="f599" draw:formula="-21550000 - ?f598"/>
            <draw:equation draw:name="f600" draw:formula="if(?f599, -21550000, ?f598)"/>
            <draw:equation draw:name="f601" draw:formula="4416628 + ?f600"/>
            <draw:equation draw:name="f602" draw:formula="4416628 + ?f1"/>
            <draw:equation draw:name="f603" draw:formula="?f602 * ?f12 / ?f0"/>
            <draw:equation draw:name="f604" draw:formula="0 - ?f603"/>
            <draw:equation draw:name="f605" draw:formula="cos(?f604)"/>
            <draw:equation draw:name="f606" draw:formula="0 - ?f605"/>
            <draw:equation draw:name="f607" draw:formula="?f606 * 4360"/>
            <draw:equation draw:name="f608" draw:formula="sin(?f604)"/>
            <draw:equation draw:name="f609" draw:formula="0 - ?f608"/>
            <draw:equation draw:name="f610" draw:formula="?f609 * 5918"/>
            <draw:equation draw:name="f611" draw:formula="sqrt(?f607 * ?f607 + ?f610 * ?f610 + 0 * 0)"/>
            <draw:equation draw:name="f612" draw:formula="4360 * 5918 / ?f611"/>
            <draw:equation draw:name="f613" draw:formula="?f609 * ?f612"/>
            <draw:equation draw:name="f614" draw:formula="6928 - ?f613"/>
            <draw:equation draw:name="f615" draw:formula="?f606 * ?f612"/>
            <draw:equation draw:name="f616" draw:formula="34899 - ?f615"/>
            <draw:equation draw:name="f617" draw:formula="?f614 - 4360"/>
            <draw:equation draw:name="f618" draw:formula="?f616 - 5918"/>
            <draw:equation draw:name="f619" draw:formula="?f614 + 4360"/>
            <draw:equation draw:name="f620" draw:formula="?f616 + 5918"/>
            <draw:equation draw:name="f621" draw:formula="?f601 + ?f1"/>
            <draw:equation draw:name="f622" draw:formula="?f621 * ?f12 / ?f0"/>
            <draw:equation draw:name="f623" draw:formula="0 - ?f622"/>
            <draw:equation draw:name="f624" draw:formula="cos(?f623)"/>
            <draw:equation draw:name="f625" draw:formula="0 - ?f624"/>
            <draw:equation draw:name="f626" draw:formula="?f625 * 4360"/>
            <draw:equation draw:name="f627" draw:formula="sin(?f623)"/>
            <draw:equation draw:name="f628" draw:formula="0 - ?f627"/>
            <draw:equation draw:name="f629" draw:formula="?f628 * 5918"/>
            <draw:equation draw:name="f630" draw:formula="sqrt(?f626 * ?f626 + ?f629 * ?f629 + 0 * 0)"/>
            <draw:equation draw:name="f631" draw:formula="4360 * 5918 / ?f630"/>
            <draw:equation draw:name="f632" draw:formula="?f628 * ?f631"/>
            <draw:equation draw:name="f633" draw:formula="?f614 + ?f632"/>
            <draw:equation draw:name="f634" draw:formula="?f625 * ?f631"/>
            <draw:equation draw:name="f635" draw:formula="?f616 + ?f634"/>
            <draw:equation draw:name="f636" draw:formula="if(?f600, 6928, ?f617)"/>
            <draw:equation draw:name="f637" draw:formula="if(?f600, 34899, ?f618)"/>
            <draw:equation draw:name="f638" draw:formula="if(?f600, 6928, ?f619)"/>
            <draw:equation draw:name="f639" draw:formula="if(?f600, 34899, ?f620)"/>
            <draw:equation draw:name="f640" draw:formula="if(?f600, ?f617, ?f633)"/>
            <draw:equation draw:name="f641" draw:formula="if(?f600, ?f618, ?f635)"/>
            <draw:equation draw:name="f642" draw:formula="if(?f600, ?f619, ?f633)"/>
            <draw:equation draw:name="f643" draw:formula="if(?f600, ?f620, ?f635)"/>
            <draw:equation draw:name="f644" draw:formula="21550000 - 844866"/>
            <draw:equation draw:name="f645" draw:formula="if(?f644, 844866, 21550000)"/>
            <draw:equation draw:name="f646" draw:formula="-21550000 - ?f645"/>
            <draw:equation draw:name="f647" draw:formula="if(?f646, -21550000, ?f645)"/>
            <draw:equation draw:name="f648" draw:formula="8257448 + ?f647"/>
            <draw:equation draw:name="f649" draw:formula="8257448 + ?f1"/>
            <draw:equation draw:name="f650" draw:formula="?f649 * ?f12 / ?f0"/>
            <draw:equation draw:name="f651" draw:formula="0 - ?f650"/>
            <draw:equation draw:name="f652" draw:formula="cos(?f651)"/>
            <draw:equation draw:name="f653" draw:formula="0 - ?f652"/>
            <draw:equation draw:name="f654" draw:formula="?f653 * 6752"/>
            <draw:equation draw:name="f655" draw:formula="sin(?f651)"/>
            <draw:equation draw:name="f656" draw:formula="0 - ?f655"/>
            <draw:equation draw:name="f657" draw:formula="?f656 * 9215"/>
            <draw:equation draw:name="f658" draw:formula="sqrt(?f654 * ?f654 + ?f657 * ?f657 + 0 * 0)"/>
            <draw:equation draw:name="f659" draw:formula="6752 * 9215 / ?f658"/>
            <draw:equation draw:name="f660" draw:formula="?f656 * ?f659"/>
            <draw:equation draw:name="f661" draw:formula="16478 - ?f660"/>
            <draw:equation draw:name="f662" draw:formula="?f653 * ?f659"/>
            <draw:equation draw:name="f663" draw:formula="39090 - ?f662"/>
            <draw:equation draw:name="f664" draw:formula="?f661 - 6752"/>
            <draw:equation draw:name="f665" draw:formula="?f663 - 9215"/>
            <draw:equation draw:name="f666" draw:formula="?f661 + 6752"/>
            <draw:equation draw:name="f667" draw:formula="?f663 + 9215"/>
            <draw:equation draw:name="f668" draw:formula="?f648 + ?f1"/>
            <draw:equation draw:name="f669" draw:formula="?f668 * ?f12 / ?f0"/>
            <draw:equation draw:name="f670" draw:formula="0 - ?f669"/>
            <draw:equation draw:name="f671" draw:formula="cos(?f670)"/>
            <draw:equation draw:name="f672" draw:formula="0 - ?f671"/>
            <draw:equation draw:name="f673" draw:formula="?f672 * 6752"/>
            <draw:equation draw:name="f674" draw:formula="sin(?f670)"/>
            <draw:equation draw:name="f675" draw:formula="0 - ?f674"/>
            <draw:equation draw:name="f676" draw:formula="?f675 * 9215"/>
            <draw:equation draw:name="f677" draw:formula="sqrt(?f673 * ?f673 + ?f676 * ?f676 + 0 * 0)"/>
            <draw:equation draw:name="f678" draw:formula="6752 * 9215 / ?f677"/>
            <draw:equation draw:name="f679" draw:formula="?f675 * ?f678"/>
            <draw:equation draw:name="f680" draw:formula="?f661 + ?f679"/>
            <draw:equation draw:name="f681" draw:formula="?f672 * ?f678"/>
            <draw:equation draw:name="f682" draw:formula="?f663 + ?f681"/>
            <draw:equation draw:name="f683" draw:formula="if(?f647, 16478, ?f664)"/>
            <draw:equation draw:name="f684" draw:formula="if(?f647, 39090, ?f665)"/>
            <draw:equation draw:name="f685" draw:formula="if(?f647, 16478, ?f666)"/>
            <draw:equation draw:name="f686" draw:formula="if(?f647, 39090, ?f667)"/>
            <draw:equation draw:name="f687" draw:formula="if(?f647, ?f664, ?f680)"/>
            <draw:equation draw:name="f688" draw:formula="if(?f647, ?f665, ?f682)"/>
            <draw:equation draw:name="f689" draw:formula="if(?f647, ?f666, ?f680)"/>
            <draw:equation draw:name="f690" draw:formula="if(?f647, ?f667, ?f682)"/>
            <draw:equation draw:name="f691" draw:formula="21550000 - 959901"/>
            <draw:equation draw:name="f692" draw:formula="if(?f691, 959901, 21550000)"/>
            <draw:equation draw:name="f693" draw:formula="-21550000 - ?f692"/>
            <draw:equation draw:name="f694" draw:formula="if(?f693, -21550000, ?f692)"/>
            <draw:equation draw:name="f695" draw:formula="387196 + ?f694"/>
            <draw:equation draw:name="f696" draw:formula="387196 + ?f1"/>
            <draw:equation draw:name="f697" draw:formula="?f696 * ?f12 / ?f0"/>
            <draw:equation draw:name="f698" draw:formula="0 - ?f697"/>
            <draw:equation draw:name="f699" draw:formula="cos(?f698)"/>
            <draw:equation draw:name="f700" draw:formula="0 - ?f699"/>
            <draw:equation draw:name="f701" draw:formula="?f700 * 6752"/>
            <draw:equation draw:name="f702" draw:formula="sin(?f698)"/>
            <draw:equation draw:name="f703" draw:formula="0 - ?f702"/>
            <draw:equation draw:name="f704" draw:formula="?f703 * 9215"/>
            <draw:equation draw:name="f705" draw:formula="sqrt(?f701 * ?f701 + ?f704 * ?f704 + 0 * 0)"/>
            <draw:equation draw:name="f706" draw:formula="6752 * 9215 / ?f705"/>
            <draw:equation draw:name="f707" draw:formula="?f703 * ?f706"/>
            <draw:equation draw:name="f708" draw:formula="28827 - ?f707"/>
            <draw:equation draw:name="f709" draw:formula="?f700 * ?f706"/>
            <draw:equation draw:name="f710" draw:formula="34751 - ?f709"/>
            <draw:equation draw:name="f711" draw:formula="?f708 - 6752"/>
            <draw:equation draw:name="f712" draw:formula="?f710 - 9215"/>
            <draw:equation draw:name="f713" draw:formula="?f708 + 6752"/>
            <draw:equation draw:name="f714" draw:formula="?f710 + 9215"/>
            <draw:equation draw:name="f715" draw:formula="?f695 + ?f1"/>
            <draw:equation draw:name="f716" draw:formula="?f715 * ?f12 / ?f0"/>
            <draw:equation draw:name="f717" draw:formula="0 - ?f716"/>
            <draw:equation draw:name="f718" draw:formula="cos(?f717)"/>
            <draw:equation draw:name="f719" draw:formula="0 - ?f718"/>
            <draw:equation draw:name="f720" draw:formula="?f719 * 6752"/>
            <draw:equation draw:name="f721" draw:formula="sin(?f717)"/>
            <draw:equation draw:name="f722" draw:formula="0 - ?f721"/>
            <draw:equation draw:name="f723" draw:formula="?f722 * 9215"/>
            <draw:equation draw:name="f724" draw:formula="sqrt(?f720 * ?f720 + ?f723 * ?f723 + 0 * 0)"/>
            <draw:equation draw:name="f725" draw:formula="6752 * 9215 / ?f724"/>
            <draw:equation draw:name="f726" draw:formula="?f722 * ?f725"/>
            <draw:equation draw:name="f727" draw:formula="?f708 + ?f726"/>
            <draw:equation draw:name="f728" draw:formula="?f719 * ?f725"/>
            <draw:equation draw:name="f729" draw:formula="?f710 + ?f728"/>
            <draw:equation draw:name="f730" draw:formula="if(?f694, 28827, ?f711)"/>
            <draw:equation draw:name="f731" draw:formula="if(?f694, 34751, ?f712)"/>
            <draw:equation draw:name="f732" draw:formula="if(?f694, 28827, ?f713)"/>
            <draw:equation draw:name="f733" draw:formula="if(?f694, 34751, ?f714)"/>
            <draw:equation draw:name="f734" draw:formula="if(?f694, ?f711, ?f727)"/>
            <draw:equation draw:name="f735" draw:formula="if(?f694, ?f712, ?f729)"/>
            <draw:equation draw:name="f736" draw:formula="if(?f694, ?f713, ?f727)"/>
            <draw:equation draw:name="f737" draw:formula="if(?f694, ?f714, ?f729)"/>
            <draw:equation draw:name="f738" draw:formula="21550000 - 4255042"/>
            <draw:equation draw:name="f739" draw:formula="if(?f738, 4255042, 21550000)"/>
            <draw:equation draw:name="f740" draw:formula="-21550000 - ?f739"/>
            <draw:equation draw:name="f741" draw:formula="if(?f740, -21550000, ?f739)"/>
            <draw:equation draw:name="f742" draw:formula="-4217541 + ?f741"/>
            <draw:equation draw:name="f743" draw:formula="-4217541 + ?f1"/>
            <draw:equation draw:name="f744" draw:formula="?f743 * ?f12 / ?f0"/>
            <draw:equation draw:name="f745" draw:formula="0 - ?f744"/>
            <draw:equation draw:name="f746" draw:formula="cos(?f745)"/>
            <draw:equation draw:name="f747" draw:formula="0 - ?f746"/>
            <draw:equation draw:name="f748" draw:formula="?f747 * 5785"/>
            <draw:equation draw:name="f749" draw:formula="sin(?f745)"/>
            <draw:equation draw:name="f750" draw:formula="0 - ?f749"/>
            <draw:equation draw:name="f751" draw:formula="?f750 * 7867"/>
            <draw:equation draw:name="f752" draw:formula="sqrt(?f748 * ?f748 + ?f751 * ?f751 + 0 * 0)"/>
            <draw:equation draw:name="f753" draw:formula="5785 * 7867 / ?f752"/>
            <draw:equation draw:name="f754" draw:formula="?f750 * ?f753"/>
            <draw:equation draw:name="f755" draw:formula="34129 - ?f754"/>
            <draw:equation draw:name="f756" draw:formula="?f747 * ?f753"/>
            <draw:equation draw:name="f757" draw:formula="22954 - ?f756"/>
            <draw:equation draw:name="f758" draw:formula="?f755 - 5785"/>
            <draw:equation draw:name="f759" draw:formula="?f757 - 7867"/>
            <draw:equation draw:name="f760" draw:formula="?f755 + 5785"/>
            <draw:equation draw:name="f761" draw:formula="?f757 + 7867"/>
            <draw:equation draw:name="f762" draw:formula="?f742 + ?f1"/>
            <draw:equation draw:name="f763" draw:formula="?f762 * ?f12 / ?f0"/>
            <draw:equation draw:name="f764" draw:formula="0 - ?f763"/>
            <draw:equation draw:name="f765" draw:formula="cos(?f764)"/>
            <draw:equation draw:name="f766" draw:formula="0 - ?f765"/>
            <draw:equation draw:name="f767" draw:formula="?f766 * 5785"/>
            <draw:equation draw:name="f768" draw:formula="sin(?f764)"/>
            <draw:equation draw:name="f769" draw:formula="0 - ?f768"/>
            <draw:equation draw:name="f770" draw:formula="?f769 * 7867"/>
            <draw:equation draw:name="f771" draw:formula="sqrt(?f767 * ?f767 + ?f770 * ?f770 + 0 * 0)"/>
            <draw:equation draw:name="f772" draw:formula="5785 * 7867 / ?f771"/>
            <draw:equation draw:name="f773" draw:formula="?f769 * ?f772"/>
            <draw:equation draw:name="f774" draw:formula="?f755 + ?f773"/>
            <draw:equation draw:name="f775" draw:formula="?f766 * ?f772"/>
            <draw:equation draw:name="f776" draw:formula="?f757 + ?f775"/>
            <draw:equation draw:name="f777" draw:formula="if(?f741, 34129, ?f758)"/>
            <draw:equation draw:name="f778" draw:formula="if(?f741, 22954, ?f759)"/>
            <draw:equation draw:name="f779" draw:formula="if(?f741, 34129, ?f760)"/>
            <draw:equation draw:name="f780" draw:formula="if(?f741, 22954, ?f761)"/>
            <draw:equation draw:name="f781" draw:formula="if(?f741, ?f758, ?f774)"/>
            <draw:equation draw:name="f782" draw:formula="if(?f741, ?f759, ?f776)"/>
            <draw:equation draw:name="f783" draw:formula="if(?f741, ?f760, ?f774)"/>
            <draw:equation draw:name="f784" draw:formula="if(?f741, ?f761, ?f776)"/>
            <draw:equation draw:name="f785" draw:formula="21550000 - 1665090"/>
            <draw:equation draw:name="f786" draw:formula="if(?f785, 1665090, 21550000)"/>
            <draw:equation draw:name="f787" draw:formula="-21550000 - ?f786"/>
            <draw:equation draw:name="f788" draw:formula="if(?f787, -21550000, ?f786)"/>
            <draw:equation draw:name="f789" draw:formula="1819082 + ?f788"/>
            <draw:equation draw:name="f790" draw:formula="1819082 + ?f1"/>
            <draw:equation draw:name="f791" draw:formula="?f790 * ?f12 / ?f0"/>
            <draw:equation draw:name="f792" draw:formula="0 - ?f791"/>
            <draw:equation draw:name="f793" draw:formula="cos(?f792)"/>
            <draw:equation draw:name="f794" draw:formula="0 - ?f793"/>
            <draw:equation draw:name="f795" draw:formula="?f794 * 5333"/>
            <draw:equation draw:name="f796" draw:formula="sin(?f792)"/>
            <draw:equation draw:name="f797" draw:formula="0 - ?f796"/>
            <draw:equation draw:name="f798" draw:formula="?f797 * 7273"/>
            <draw:equation draw:name="f799" draw:formula="sqrt(?f795 * ?f795 + ?f798 * ?f798 + 0 * 0)"/>
            <draw:equation draw:name="f800" draw:formula="5333 * 7273 / ?f799"/>
            <draw:equation draw:name="f801" draw:formula="?f797 * ?f800"/>
            <draw:equation draw:name="f802" draw:formula="41798 - ?f801"/>
            <draw:equation draw:name="f803" draw:formula="?f794 * ?f800"/>
            <draw:equation draw:name="f804" draw:formula="15354 - ?f803"/>
            <draw:equation draw:name="f805" draw:formula="?f802 - 5333"/>
            <draw:equation draw:name="f806" draw:formula="?f804 - 7273"/>
            <draw:equation draw:name="f807" draw:formula="?f802 + 5333"/>
            <draw:equation draw:name="f808" draw:formula="?f804 + 7273"/>
            <draw:equation draw:name="f809" draw:formula="?f789 + ?f1"/>
            <draw:equation draw:name="f810" draw:formula="?f809 * ?f12 / ?f0"/>
            <draw:equation draw:name="f811" draw:formula="0 - ?f810"/>
            <draw:equation draw:name="f812" draw:formula="cos(?f811)"/>
            <draw:equation draw:name="f813" draw:formula="0 - ?f812"/>
            <draw:equation draw:name="f814" draw:formula="?f813 * 5333"/>
            <draw:equation draw:name="f815" draw:formula="sin(?f811)"/>
            <draw:equation draw:name="f816" draw:formula="0 - ?f815"/>
            <draw:equation draw:name="f817" draw:formula="?f816 * 7273"/>
            <draw:equation draw:name="f818" draw:formula="sqrt(?f814 * ?f814 + ?f817 * ?f817 + 0 * 0)"/>
            <draw:equation draw:name="f819" draw:formula="5333 * 7273 / ?f818"/>
            <draw:equation draw:name="f820" draw:formula="?f816 * ?f819"/>
            <draw:equation draw:name="f821" draw:formula="?f802 + ?f820"/>
            <draw:equation draw:name="f822" draw:formula="?f813 * ?f819"/>
            <draw:equation draw:name="f823" draw:formula="?f804 + ?f822"/>
            <draw:equation draw:name="f824" draw:formula="if(?f788, 41798, ?f805)"/>
            <draw:equation draw:name="f825" draw:formula="if(?f788, 15354, ?f806)"/>
            <draw:equation draw:name="f826" draw:formula="if(?f788, 41798, ?f807)"/>
            <draw:equation draw:name="f827" draw:formula="if(?f788, 15354, ?f808)"/>
            <draw:equation draw:name="f828" draw:formula="if(?f788, ?f805, ?f821)"/>
            <draw:equation draw:name="f829" draw:formula="if(?f788, ?f806, ?f823)"/>
            <draw:equation draw:name="f830" draw:formula="if(?f788, ?f807, ?f821)"/>
            <draw:equation draw:name="f831" draw:formula="if(?f788, ?f808, ?f823)"/>
            <draw:equation draw:name="f832" draw:formula="21550000 - 891534"/>
            <draw:equation draw:name="f833" draw:formula="if(?f832, 891534, 21550000)"/>
            <draw:equation draw:name="f834" draw:formula="-21550000 - ?f833"/>
            <draw:equation draw:name="f835" draw:formula="if(?f834, -21550000, ?f833)"/>
            <draw:equation draw:name="f836" draw:formula="-824660 + ?f835"/>
            <draw:equation draw:name="f837" draw:formula="-824660 + ?f1"/>
            <draw:equation draw:name="f838" draw:formula="?f837 * ?f12 / ?f0"/>
            <draw:equation draw:name="f839" draw:formula="0 - ?f838"/>
            <draw:equation draw:name="f840" draw:formula="cos(?f839)"/>
            <draw:equation draw:name="f841" draw:formula="0 - ?f840"/>
            <draw:equation draw:name="f842" draw:formula="?f841 * 4857"/>
            <draw:equation draw:name="f843" draw:formula="sin(?f839)"/>
            <draw:equation draw:name="f844" draw:formula="0 - ?f843"/>
            <draw:equation draw:name="f845" draw:formula="?f844 * 6595"/>
            <draw:equation draw:name="f846" draw:formula="sqrt(?f842 * ?f842 + ?f845 * ?f845 + 0 * 0)"/>
            <draw:equation draw:name="f847" draw:formula="4857 * 6595 / ?f846"/>
            <draw:equation draw:name="f848" draw:formula="?f844 * ?f847"/>
            <draw:equation draw:name="f849" draw:formula="38324 - ?f848"/>
            <draw:equation draw:name="f850" draw:formula="?f841 * ?f847"/>
            <draw:equation draw:name="f851" draw:formula="5426 - ?f850"/>
            <draw:equation draw:name="f852" draw:formula="?f849 - 4857"/>
            <draw:equation draw:name="f853" draw:formula="?f851 - 6595"/>
            <draw:equation draw:name="f854" draw:formula="?f849 + 4857"/>
            <draw:equation draw:name="f855" draw:formula="?f851 + 6595"/>
            <draw:equation draw:name="f856" draw:formula="?f836 + ?f1"/>
            <draw:equation draw:name="f857" draw:formula="?f856 * ?f12 / ?f0"/>
            <draw:equation draw:name="f858" draw:formula="0 - ?f857"/>
            <draw:equation draw:name="f859" draw:formula="cos(?f858)"/>
            <draw:equation draw:name="f860" draw:formula="0 - ?f859"/>
            <draw:equation draw:name="f861" draw:formula="?f860 * 4857"/>
            <draw:equation draw:name="f862" draw:formula="sin(?f858)"/>
            <draw:equation draw:name="f863" draw:formula="0 - ?f862"/>
            <draw:equation draw:name="f864" draw:formula="?f863 * 6595"/>
            <draw:equation draw:name="f865" draw:formula="sqrt(?f861 * ?f861 + ?f864 * ?f864 + 0 * 0)"/>
            <draw:equation draw:name="f866" draw:formula="4857 * 6595 / ?f865"/>
            <draw:equation draw:name="f867" draw:formula="?f863 * ?f866"/>
            <draw:equation draw:name="f868" draw:formula="?f849 + ?f867"/>
            <draw:equation draw:name="f869" draw:formula="?f860 * ?f866"/>
            <draw:equation draw:name="f870" draw:formula="?f851 + ?f869"/>
            <draw:equation draw:name="f871" draw:formula="if(?f835, 38324, ?f852)"/>
            <draw:equation draw:name="f872" draw:formula="if(?f835, 5426, ?f853)"/>
            <draw:equation draw:name="f873" draw:formula="if(?f835, 38324, ?f854)"/>
            <draw:equation draw:name="f874" draw:formula="if(?f835, 5426, ?f855)"/>
            <draw:equation draw:name="f875" draw:formula="if(?f835, ?f852, ?f868)"/>
            <draw:equation draw:name="f876" draw:formula="if(?f835, ?f853, ?f870)"/>
            <draw:equation draw:name="f877" draw:formula="if(?f835, ?f854, ?f868)"/>
            <draw:equation draw:name="f878" draw:formula="if(?f835, ?f855, ?f870)"/>
            <draw:equation draw:name="f879" draw:formula="21550000 - 1091722"/>
            <draw:equation draw:name="f880" draw:formula="if(?f879, 1091722, 21550000)"/>
            <draw:equation draw:name="f881" draw:formula="-21550000 - ?f880"/>
            <draw:equation draw:name="f882" draw:formula="if(?f881, -21550000, ?f880)"/>
            <draw:equation draw:name="f883" draw:formula="-8950887 + ?f882"/>
            <draw:equation draw:name="f884" draw:formula="-8950887 + ?f1"/>
            <draw:equation draw:name="f885" draw:formula="?f884 * ?f12 / ?f0"/>
            <draw:equation draw:name="f886" draw:formula="0 - ?f885"/>
            <draw:equation draw:name="f887" draw:formula="cos(?f886)"/>
            <draw:equation draw:name="f888" draw:formula="0 - ?f887"/>
            <draw:equation draw:name="f889" draw:formula="?f888 * 4857"/>
            <draw:equation draw:name="f890" draw:formula="sin(?f886)"/>
            <draw:equation draw:name="f891" draw:formula="0 - ?f890"/>
            <draw:equation draw:name="f892" draw:formula="?f891 * 6595"/>
            <draw:equation draw:name="f893" draw:formula="sqrt(?f889 * ?f889 + ?f892 * ?f892 + 0 * 0)"/>
            <draw:equation draw:name="f894" draw:formula="4857 * 6595 / ?f893"/>
            <draw:equation draw:name="f895" draw:formula="?f891 * ?f894"/>
            <draw:equation draw:name="f896" draw:formula="29078 - ?f895"/>
            <draw:equation draw:name="f897" draw:formula="?f888 * ?f894"/>
            <draw:equation draw:name="f898" draw:formula="3952 - ?f897"/>
            <draw:equation draw:name="f899" draw:formula="?f896 - 4857"/>
            <draw:equation draw:name="f900" draw:formula="?f898 - 6595"/>
            <draw:equation draw:name="f901" draw:formula="?f896 + 4857"/>
            <draw:equation draw:name="f902" draw:formula="?f898 + 6595"/>
            <draw:equation draw:name="f903" draw:formula="?f883 + ?f1"/>
            <draw:equation draw:name="f904" draw:formula="?f903 * ?f12 / ?f0"/>
            <draw:equation draw:name="f905" draw:formula="0 - ?f904"/>
            <draw:equation draw:name="f906" draw:formula="cos(?f905)"/>
            <draw:equation draw:name="f907" draw:formula="0 - ?f906"/>
            <draw:equation draw:name="f908" draw:formula="?f907 * 4857"/>
            <draw:equation draw:name="f909" draw:formula="sin(?f905)"/>
            <draw:equation draw:name="f910" draw:formula="0 - ?f909"/>
            <draw:equation draw:name="f911" draw:formula="?f910 * 6595"/>
            <draw:equation draw:name="f912" draw:formula="sqrt(?f908 * ?f908 + ?f911 * ?f911 + 0 * 0)"/>
            <draw:equation draw:name="f913" draw:formula="4857 * 6595 / ?f912"/>
            <draw:equation draw:name="f914" draw:formula="?f910 * ?f913"/>
            <draw:equation draw:name="f915" draw:formula="?f896 + ?f914"/>
            <draw:equation draw:name="f916" draw:formula="?f907 * ?f913"/>
            <draw:equation draw:name="f917" draw:formula="?f898 + ?f916"/>
            <draw:equation draw:name="f918" draw:formula="if(?f882, 29078, ?f899)"/>
            <draw:equation draw:name="f919" draw:formula="if(?f882, 3952, ?f900)"/>
            <draw:equation draw:name="f920" draw:formula="if(?f882, 29078, ?f901)"/>
            <draw:equation draw:name="f921" draw:formula="if(?f882, 3952, ?f902)"/>
            <draw:equation draw:name="f922" draw:formula="if(?f882, ?f899, ?f915)"/>
            <draw:equation draw:name="f923" draw:formula="if(?f882, ?f900, ?f917)"/>
            <draw:equation draw:name="f924" draw:formula="if(?f882, ?f901, ?f915)"/>
            <draw:equation draw:name="f925" draw:formula="if(?f882, ?f902, ?f917)"/>
            <draw:equation draw:name="f926" draw:formula="21550000 - 1061181"/>
            <draw:equation draw:name="f927" draw:formula="if(?f926, 1061181, 21550000)"/>
            <draw:equation draw:name="f928" draw:formula="-21550000 - ?f927"/>
            <draw:equation draw:name="f929" draw:formula="if(?f928, -21550000, ?f927)"/>
            <draw:equation draw:name="f930" draw:formula="-9809656 + ?f929"/>
            <draw:equation draw:name="f931" draw:formula="-9809656 + ?f1"/>
            <draw:equation draw:name="f932" draw:formula="?f931 * ?f12 / ?f0"/>
            <draw:equation draw:name="f933" draw:formula="0 - ?f932"/>
            <draw:equation draw:name="f934" draw:formula="cos(?f933)"/>
            <draw:equation draw:name="f935" draw:formula="0 - ?f934"/>
            <draw:equation draw:name="f936" draw:formula="?f935 * 4365"/>
            <draw:equation draw:name="f937" draw:formula="sin(?f933)"/>
            <draw:equation draw:name="f938" draw:formula="0 - ?f937"/>
            <draw:equation draw:name="f939" draw:formula="?f938 * 5945"/>
            <draw:equation draw:name="f940" draw:formula="sqrt(?f936 * ?f936 + ?f939 * ?f939 + 0 * 0)"/>
            <draw:equation draw:name="f941" draw:formula="4365 * 5945 / ?f940"/>
            <draw:equation draw:name="f942" draw:formula="?f938 * ?f941"/>
            <draw:equation draw:name="f943" draw:formula="22141 - ?f942"/>
            <draw:equation draw:name="f944" draw:formula="?f935 * ?f941"/>
            <draw:equation draw:name="f945" draw:formula="4720 - ?f944"/>
            <draw:equation draw:name="f946" draw:formula="?f943 - 4365"/>
            <draw:equation draw:name="f947" draw:formula="?f945 - 5945"/>
            <draw:equation draw:name="f948" draw:formula="?f943 + 4365"/>
            <draw:equation draw:name="f949" draw:formula="?f945 + 5945"/>
            <draw:equation draw:name="f950" draw:formula="?f930 + ?f1"/>
            <draw:equation draw:name="f951" draw:formula="?f950 * ?f12 / ?f0"/>
            <draw:equation draw:name="f952" draw:formula="0 - ?f951"/>
            <draw:equation draw:name="f953" draw:formula="cos(?f952)"/>
            <draw:equation draw:name="f954" draw:formula="0 - ?f953"/>
            <draw:equation draw:name="f955" draw:formula="?f954 * 4365"/>
            <draw:equation draw:name="f956" draw:formula="sin(?f952)"/>
            <draw:equation draw:name="f957" draw:formula="0 - ?f956"/>
            <draw:equation draw:name="f958" draw:formula="?f957 * 5945"/>
            <draw:equation draw:name="f959" draw:formula="sqrt(?f955 * ?f955 + ?f958 * ?f958 + 0 * 0)"/>
            <draw:equation draw:name="f960" draw:formula="4365 * 5945 / ?f959"/>
            <draw:equation draw:name="f961" draw:formula="?f957 * ?f960"/>
            <draw:equation draw:name="f962" draw:formula="?f943 + ?f961"/>
            <draw:equation draw:name="f963" draw:formula="?f954 * ?f960"/>
            <draw:equation draw:name="f964" draw:formula="?f945 + ?f963"/>
            <draw:equation draw:name="f965" draw:formula="if(?f929, 22141, ?f946)"/>
            <draw:equation draw:name="f966" draw:formula="if(?f929, 4720, ?f947)"/>
            <draw:equation draw:name="f967" draw:formula="if(?f929, 22141, ?f948)"/>
            <draw:equation draw:name="f968" draw:formula="if(?f929, 4720, ?f949)"/>
            <draw:equation draw:name="f969" draw:formula="if(?f929, ?f946, ?f962)"/>
            <draw:equation draw:name="f970" draw:formula="if(?f929, ?f947, ?f964)"/>
            <draw:equation draw:name="f971" draw:formula="if(?f929, ?f948, ?f962)"/>
            <draw:equation draw:name="f972" draw:formula="if(?f929, ?f949, ?f964)"/>
            <draw:equation draw:name="f973" draw:formula="21550000 - 739161"/>
            <draw:equation draw:name="f974" draw:formula="if(?f973, 739161, 21550000)"/>
            <draw:equation draw:name="f975" draw:formula="-21550000 - ?f974"/>
            <draw:equation draw:name="f976" draw:formula="if(?f975, -21550000, ?f974)"/>
            <draw:equation draw:name="f977" draw:formula="-4002417 + ?f976"/>
            <draw:equation draw:name="f978" draw:formula="-4002417 + ?f1"/>
            <draw:equation draw:name="f979" draw:formula="?f978 * ?f12 / ?f0"/>
            <draw:equation draw:name="f980" draw:formula="0 - ?f979"/>
            <draw:equation draw:name="f981" draw:formula="cos(?f980)"/>
            <draw:equation draw:name="f982" draw:formula="0 - ?f981"/>
            <draw:equation draw:name="f983" draw:formula="?f982 * 6753"/>
            <draw:equation draw:name="f984" draw:formula="sin(?f980)"/>
            <draw:equation draw:name="f985" draw:formula="0 - ?f984"/>
            <draw:equation draw:name="f986" draw:formula="?f985 * 9190"/>
            <draw:equation draw:name="f987" draw:formula="sqrt(?f983 * ?f983 + ?f986 * ?f986 + 0 * 0)"/>
            <draw:equation draw:name="f988" draw:formula="6753 * 9190 / ?f987"/>
            <draw:equation draw:name="f989" draw:formula="?f985 * ?f988"/>
            <draw:equation draw:name="f990" draw:formula="14000 - ?f989"/>
            <draw:equation draw:name="f991" draw:formula="?f982 * ?f988"/>
            <draw:equation draw:name="f992" draw:formula="5192 - ?f991"/>
            <draw:equation draw:name="f993" draw:formula="?f990 - 6753"/>
            <draw:equation draw:name="f994" draw:formula="?f992 - 9190"/>
            <draw:equation draw:name="f995" draw:formula="?f990 + 6753"/>
            <draw:equation draw:name="f996" draw:formula="?f992 + 9190"/>
            <draw:equation draw:name="f997" draw:formula="?f977 + ?f1"/>
            <draw:equation draw:name="f998" draw:formula="?f997 * ?f12 / ?f0"/>
            <draw:equation draw:name="f999" draw:formula="0 - ?f998"/>
            <draw:equation draw:name="f1000" draw:formula="cos(?f999)"/>
            <draw:equation draw:name="f1001" draw:formula="0 - ?f1000"/>
            <draw:equation draw:name="f1002" draw:formula="?f1001 * 6753"/>
            <draw:equation draw:name="f1003" draw:formula="sin(?f999)"/>
            <draw:equation draw:name="f1004" draw:formula="0 - ?f1003"/>
            <draw:equation draw:name="f1005" draw:formula="?f1004 * 9190"/>
            <draw:equation draw:name="f1006" draw:formula="sqrt(?f1002 * ?f1002 + ?f1005 * ?f1005 + 0 * 0)"/>
            <draw:equation draw:name="f1007" draw:formula="6753 * 9190 / ?f1006"/>
            <draw:equation draw:name="f1008" draw:formula="?f1004 * ?f1007"/>
            <draw:equation draw:name="f1009" draw:formula="?f990 + ?f1008"/>
            <draw:equation draw:name="f1010" draw:formula="?f1001 * ?f1007"/>
            <draw:equation draw:name="f1011" draw:formula="?f992 + ?f1010"/>
            <draw:equation draw:name="f1012" draw:formula="if(?f976, 14000, ?f993)"/>
            <draw:equation draw:name="f1013" draw:formula="if(?f976, 5192, ?f994)"/>
            <draw:equation draw:name="f1014" draw:formula="if(?f976, 14000, ?f995)"/>
            <draw:equation draw:name="f1015" draw:formula="if(?f976, 5192, ?f996)"/>
            <draw:equation draw:name="f1016" draw:formula="if(?f976, ?f993, ?f1009)"/>
            <draw:equation draw:name="f1017" draw:formula="if(?f976, ?f994, ?f1011)"/>
            <draw:equation draw:name="f1018" draw:formula="if(?f976, ?f995, ?f1009)"/>
            <draw:equation draw:name="f1019" draw:formula="if(?f976, ?f996, ?f1011)"/>
            <draw:equation draw:name="f1020" draw:formula="21550000 - 711490"/>
            <draw:equation draw:name="f1021" draw:formula="if(?f1020, 711490, 21550000)"/>
            <draw:equation draw:name="f1022" draw:formula="-21550000 - ?f1021"/>
            <draw:equation draw:name="f1023" draw:formula="if(?f1022, -21550000, ?f1021)"/>
            <draw:equation draw:name="f1024" draw:formula="9459261 + ?f1023"/>
            <draw:equation draw:name="f1025" draw:formula="9459261 + ?f1"/>
            <draw:equation draw:name="f1026" draw:formula="?f1025 * ?f12 / ?f0"/>
            <draw:equation draw:name="f1027" draw:formula="0 - ?f1026"/>
            <draw:equation draw:name="f1028" draw:formula="cos(?f1027)"/>
            <draw:equation draw:name="f1029" draw:formula="0 - ?f1028"/>
            <draw:equation draw:name="f1030" draw:formula="?f1029 * 6753"/>
            <draw:equation draw:name="f1031" draw:formula="sin(?f1027)"/>
            <draw:equation draw:name="f1032" draw:formula="0 - ?f1031"/>
            <draw:equation draw:name="f1033" draw:formula="?f1032 * 9190"/>
            <draw:equation draw:name="f1034" draw:formula="sqrt(?f1030 * ?f1030 + ?f1033 * ?f1033 + 0 * 0)"/>
            <draw:equation draw:name="f1035" draw:formula="6753 * 9190 / ?f1034"/>
            <draw:equation draw:name="f1036" draw:formula="?f1032 * ?f1035"/>
            <draw:equation draw:name="f1037" draw:formula="4127 - ?f1036"/>
            <draw:equation draw:name="f1038" draw:formula="?f1029 * ?f1035"/>
            <draw:equation draw:name="f1039" draw:formula="15789 - ?f1038"/>
            <draw:equation draw:name="f1040" draw:formula="?f1037 - 6753"/>
            <draw:equation draw:name="f1041" draw:formula="?f1039 - 9190"/>
            <draw:equation draw:name="f1042" draw:formula="?f1037 + 6753"/>
            <draw:equation draw:name="f1043" draw:formula="?f1039 + 9190"/>
            <draw:equation draw:name="f1044" draw:formula="?f1024 + ?f1"/>
            <draw:equation draw:name="f1045" draw:formula="?f1044 * ?f12 / ?f0"/>
            <draw:equation draw:name="f1046" draw:formula="0 - ?f1045"/>
            <draw:equation draw:name="f1047" draw:formula="cos(?f1046)"/>
            <draw:equation draw:name="f1048" draw:formula="0 - ?f1047"/>
            <draw:equation draw:name="f1049" draw:formula="?f1048 * 6753"/>
            <draw:equation draw:name="f1050" draw:formula="sin(?f1046)"/>
            <draw:equation draw:name="f1051" draw:formula="0 - ?f1050"/>
            <draw:equation draw:name="f1052" draw:formula="?f1051 * 9190"/>
            <draw:equation draw:name="f1053" draw:formula="sqrt(?f1049 * ?f1049 + ?f1052 * ?f1052 + 0 * 0)"/>
            <draw:equation draw:name="f1054" draw:formula="6753 * 9190 / ?f1053"/>
            <draw:equation draw:name="f1055" draw:formula="?f1051 * ?f1054"/>
            <draw:equation draw:name="f1056" draw:formula="?f1037 + ?f1055"/>
            <draw:equation draw:name="f1057" draw:formula="?f1048 * ?f1054"/>
            <draw:equation draw:name="f1058" draw:formula="?f1039 + ?f1057"/>
            <draw:equation draw:name="f1059" draw:formula="if(?f1023, 4127, ?f1040)"/>
            <draw:equation draw:name="f1060" draw:formula="if(?f1023, 15789, ?f1041)"/>
            <draw:equation draw:name="f1061" draw:formula="if(?f1023, 4127, ?f1042)"/>
            <draw:equation draw:name="f1062" draw:formula="if(?f1023, 15789, ?f1043)"/>
            <draw:equation draw:name="f1063" draw:formula="if(?f1023, ?f1040, ?f1056)"/>
            <draw:equation draw:name="f1064" draw:formula="if(?f1023, ?f1041, ?f1058)"/>
            <draw:equation draw:name="f1065" draw:formula="if(?f1023, ?f1042, ?f1056)"/>
            <draw:equation draw:name="f1066" draw:formula="if(?f1023, ?f1043, ?f1058)"/>
          </draw:enhanced-geometry>
        </draw:custom-shape>
        <draw:custom-shape svg:x="2.74812in" svg:y="0.15987in" svg:width="1.73248in" svg:height="0.47249in" draw:id="id84" draw:style-name="a469" draw:name="Rectangle 49">
          <svg:desc/>
          <text:p text:style-name="a468" text:class-names="" text:cond-style-name=""><text:span text:style-name="a465" text:class-names="">Plot<text:s text:c="1"/></text:span><text:span text:style-name="a466" text:class-names="">LifeGraph</text:span><text:span text:style-name="a467" text:class-names=""/></text:p>
          <draw:enhanced-geometry xmlns:dr3d="urn:oasis:names:tc:opendocument:xmlns:dr3d:1.0" draw:type="non-primitive" svg:viewBox="0 0 21600 21600" draw:enhanced-path="M 0 0 L 21600 0 21600 21600 0 21600 Z N"/>
        </draw:custom-shape>
        <draw:connector draw:type="line" svg:x1="3.43487in" svg:y1="0.81372in" draw:start-shape="id66" draw:start-glue-point="0" svg:x2="3.79571in" svg:y2="0.81184in" draw:end-shape="id84" draw:end-glue-point="2" draw:id="id85" draw:style-name="a471" draw:transform="translate(-3.61529in -0.81278in) rotate(-1.5708) translate(3.61529in 0.81278in)" draw:name="Straight Arrow Connector 56">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default-style style:family="graphic">
      <style:graphic-properties draw:fill="solid" draw:fill-color="#4f81bd" draw:opacity="100%" draw:stroke="solid" svg:stroke-width="0.02778in" svg:stroke-color="#385d8a" svg:stroke-opacity="100%"/>
    </style:default-style>
    <draw:marker draw:name="a413" svg:viewBox="0 0 20 30" svg:d="m10 0-10 30h20z"/>
    <draw:marker draw:name="a459" svg:viewBox="0 0 20 30" svg:d="m10 0-10 30h20z"/>
    <draw:marker draw:name="a443" svg:viewBox="0 0 20 30" svg:d="m10 0-10 30h20z"/>
    <draw:marker draw:name="a470" svg:viewBox="0 0 20 30" svg:d="m10 0-10 30h20z"/>
    <draw:marker draw:name="a451" svg:viewBox="0 0 20 30" svg:d="m10 0-10 30h20z"/>
    <draw:marker draw:name="a455" svg:viewBox="0 0 20 30" svg:d="m10 0-10 30h20z"/>
    <draw:marker draw:name="a456" svg:viewBox="0 0 20 30" svg:d="m10 0-10 30h20z"/>
    <draw:marker draw:name="a411" svg:viewBox="0 0 20 30" svg:d="m10 0-10 30h20z"/>
    <draw:marker draw:name="a458" svg:viewBox="0 0 20 30" svg:d="m10 0-10 30h20z"/>
    <draw:stroke-dash draw:name="a453" draw:display-name="SysDash" draw:style="rect" draw:dots1="1" draw:dots1-length="0.01042in" draw:dots2="0" draw:dots2-length="0in" draw:distance="0.01042in"/>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77"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0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6"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Slide 1</dc:title>
    <meta:initial-creator>Tobie</meta:initial-creator>
    <dc:creator>Tobie</dc:creator>
    <meta:creation-date>2011-05-26T10:43:32Z</meta:creation-date>
    <dc:date>2011-05-26T10:55:15Z</dc:date>
    <meta:editing-cycles>1</meta:editing-cycles>
    <meta:editing-duration>PT602S</meta:editing-duration>
    <meta:document-statistic meta:paragraph-count="20" meta:word-count="45"/>
  </office:meta>
</office:document-meta>
</file>